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25cm"/>
    </style:style>
    <style:style style:name="co2" style:family="table-column">
      <style:table-column-properties fo:break-before="auto" style:column-width="26.222cm"/>
    </style:style>
    <style:style style:name="co3" style:family="table-column">
      <style:table-column-properties fo:break-before="auto" style:column-width="12.9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704cm" fo:break-before="auto" style:use-optimal-row-height="true"/>
    </style:style>
    <style:style style:name="ro3" style:family="table-row">
      <style:table-row-properties style:row-height="2.1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hour</text:p>
          </table:table-cell>
          <table:table-cell office:value-type="string" calcext:value-type="string">
            <text:p>LTSM_pred</text:p>
          </table:table-cell>
          <table:table-cell office:value-type="string" calcext:value-type="string">
            <text:p>XGBoost_pred</text:p>
          </table:table-cell>
        </table:table-row>
        <table:table-row table:style-name="ro2">
          <table:table-cell office:value-type="string" calcext:value-type="string">
            <text:p>01:00:00</text:p>
          </table:table-cell>
          <table:table-cell office:value-type="string" calcext:value-type="string">
            <text:p>[19.0, 19.0, 19.0, 19.0, 19.0, 19.0, 19.0, 19.0, 19.0, 19.0, 19.0, 19.0, 19.0, 19.0, 19.0, 19.0, 19.0, 19.0, 19.0, 19.0, 19.0, 19.0, 19.0, 19.0, 19.0, 19.0, 19.0, 19.0, 19.0, 19.0]</text:p>
          </table:table-cell>
          <table:table-cell office:value-type="string" calcext:value-type="string">
            <text:p>[18.10017,18.10017,18.10017,18.10017,18.10017,18.10017,18.10017,18.10017</text:p>
            <text:p>,18.10017,18.10017,18.10017,18.10017,18.10017,18.10017,18.10017,18.10017</text:p>
            <text:p>,18.10017,18.10017,18.10017,18.10017,18.10017,18.10017,18.10017,18.10017</text:p>
            <text:p>,18.10017,18.10017,18.10017,18.10017,18.10017,18.10017]</text:p>
          </table:table-cell>
        </table:table-row>
        <table:table-row table:style-name="ro2">
          <table:table-cell office:value-type="string" calcext:value-type="string">
            <text:p>01:15:00</text:p>
          </table:table-cell>
          <table:table-cell office:value-type="string" calcext:value-type="string">
            <text:p>[19.0, 19.0, 19.0, 19.0, 19.0, 19.0, 19.0, 19.0, 19.0, 19.0, 19.0, 19.0, 19.0, 19.0, 19.0, 19.0, 19.0, 19.0, 19.0, 19.0, 19.0, 19.0, 19.0, 19.0, 19.0, 19.0, 19.0, 19.0, 19.0, 19.0]</text:p>
          </table:table-cell>
          <table:table-cell office:value-type="string" calcext:value-type="string">
            <text:p>[18.6995,18.6995,18.6995,18.6995,18.6995,18.6995,18.6995,18.6995,18.6995</text:p>
            <text:p>,18.6995,18.6995,18.6995,18.6995,18.6995,18.6995,18.6995,18.6995,18.6995</text:p>
            <text:p>,18.6995,18.6995,18.6995,18.6995,18.6995,18.6995,18.6995,18.6995,18.6995</text:p>
            <text:p>,18.6995,18.6995,18.6995]</text:p>
          </table:table-cell>
        </table:table-row>
        <table:table-row table:style-name="ro3">
          <table:table-cell office:value-type="string" calcext:value-type="string">
            <text:p>01:30:00</text:p>
          </table:table-cell>
          <table:table-cell office:value-type="string" calcext:value-type="string">
            <text:p>[19.0, 19.0, 19.0, 19.0, 19.0, 19.0, 19.0, 19.0, 19.0, 19.0, 19.0, 19.0, 19.0, 19.0, 19.0, 19.0, 19.0, 19.0, 19.0, 19.0, 19.0, 19.0, 19.0, 19.0, 19.0, 19.0, 19.0, 19.0, 19.0, 19.0]</text:p>
          </table:table-cell>
          <table:table-cell office:value-type="string" calcext:value-type="string">
            <text:p>[18.531021,18.531021,18.531021,18.531021,18.531021,18.531021,18.531021</text:p>
            <text:p>,18.531021,18.531021,18.531021,18.531021,18.531021,18.531021,18.531021</text:p>
            <text:p>,18.531021,18.531021,18.531021,18.531021,18.531021,18.531021,18.531021</text:p>
            <text:p>,18.531021,18.531021,18.531021,18.531021,18.531021,18.531021,18.531021</text:p>
            <text:p>,18.531021,18.531021]</text:p>
          </table:table-cell>
        </table:table-row>
        <table:table-row table:style-name="ro3">
          <table:table-cell office:value-type="string" calcext:value-type="string">
            <text:p>01:45:00</text:p>
          </table:table-cell>
          <table:table-cell office:value-type="string" calcext:value-type="string">
            <text:p>[19.0, 19.0, 19.0, 19.0, 19.0, 19.0, 19.0, 19.0, 19.0, 19.0, 19.0, 19.0, 19.0, 19.0, 19.0, 19.0, 19.0, 19.0, 19.0, 19.0, 19.0, 19.0, 19.0, 19.0, 19.0, 19.0, 19.0, 19.0, 19.0, 19.0]</text:p>
          </table:table-cell>
          <table:table-cell office:value-type="string" calcext:value-type="string">
            <text:p>[18.691683,18.691683,18.691683,18.691683,18.691683,18.691683,18.691683</text:p>
            <text:p>,18.691683,18.691683,18.691683,18.691683,18.691683,18.691683,18.691683</text:p>
            <text:p>,18.691683,18.691683,18.691683,18.691683,18.691683,18.691683,18.691683</text:p>
            <text:p>,18.691683,18.691683,18.691683,18.691683,18.691683,18.691683,18.691683</text:p>
            <text:p>,18.691683,18.691683]</text:p>
          </table:table-cell>
        </table:table-row>
        <table:table-row table:style-name="ro3">
          <table:table-cell office:value-type="string" calcext:value-type="string">
            <text:p>02:00:00</text:p>
          </table:table-cell>
          <table:table-cell office:value-type="string" calcext:value-type="string">
            <text:p>[19.0, 19.0, 19.0, 19.0, 19.0, 19.0, 19.0, 19.0, 19.0, 19.0, 19.0, 19.0, 19.0, 19.0, 19.0, 19.0, 19.0, 19.0, 19.0, 19.0, 19.0, 19.0, 19.0, 19.0, 19.0, 19.0, 19.0, 19.0, 19.0, 19.0]</text:p>
          </table:table-cell>
          <table:table-cell office:value-type="string" calcext:value-type="string">
            <text:p>[18.329971,18.329971,18.329971,18.329971,18.329971,18.329971,18.329971</text:p>
            <text:p>,18.329971,18.329971,18.329971,18.329971,18.329971,18.329971,18.329971</text:p>
            <text:p>,18.329971,18.329971,18.329971,18.329971,18.329971,18.329971,18.329971</text:p>
            <text:p>,18.329971,18.329971,18.329971,18.329971,18.329971,18.329971,18.329971</text:p>
            <text:p>,18.329971,18.329971]</text:p>
          </table:table-cell>
        </table:table-row>
        <table:table-row table:style-name="ro3">
          <table:table-cell office:value-type="string" calcext:value-type="string">
            <text:p>02:15:00</text:p>
          </table:table-cell>
          <table:table-cell office:value-type="string" calcext:value-type="string">
            <text:p>[19.0, 19.0, 19.0, 19.0, 19.0, 19.0, 19.0, 19.0, 19.0, 19.0, 19.0, 19.0, 19.0, 19.0, 19.0, 19.0, 19.0, 19.0, 19.0, 19.0, 19.0, 19.0, 19.0, 19.0, 19.0, 19.0, 19.0, 19.0, 19.0, 19.0]</text:p>
          </table:table-cell>
          <table:table-cell office:value-type="string" calcext:value-type="string">
            <text:p>[18.616621,18.616621,18.616621,18.616621,18.616621,18.616621,18.616621</text:p>
            <text:p>,18.616621,18.616621,18.616621,18.616621,18.616621,18.616621,18.616621</text:p>
            <text:p>,18.616621,18.616621,18.616621,18.616621,18.616621,18.616621,18.616621</text:p>
            <text:p>,18.616621,18.616621,18.616621,18.616621,18.616621,18.616621,18.616621</text:p>
            <text:p>,18.616621,18.616621]</text:p>
          </table:table-cell>
        </table:table-row>
        <table:table-row table:style-name="ro3">
          <table:table-cell office:value-type="string" calcext:value-type="string">
            <text:p>02:30:00</text:p>
          </table:table-cell>
          <table:table-cell office:value-type="string" calcext:value-type="string">
            <text:p>[19.0, 19.0, 19.0, 19.0, 19.0, 19.0, 19.0, 19.0, 19.0, 19.0, 19.0, 19.0, 19.0, 19.0, 19.0, 19.0, 19.0, 19.0, 19.0, 19.0, 19.0, 19.0, 19.0, 19.0, 19.0, 19.0, 19.0, 19.0, 19.0, 19.0]</text:p>
          </table:table-cell>
          <table:table-cell office:value-type="string" calcext:value-type="string">
            <text:p>[18.683237,18.683237,18.683237,18.683237,18.683237,18.683237,18.683237</text:p>
            <text:p>,18.683237,18.683237,18.683237,18.683237,18.683237,18.683237,18.683237</text:p>
            <text:p>,18.683237,18.683237,18.683237,18.683237,18.683237,18.683237,18.683237</text:p>
            <text:p>,18.683237,18.683237,18.683237,18.683237,18.683237,18.683237,18.683237</text:p>
            <text:p>,18.683237,18.683237]</text:p>
          </table:table-cell>
        </table:table-row>
        <table:table-row table:style-name="ro3">
          <table:table-cell office:value-type="string" calcext:value-type="string">
            <text:p>02:45:00</text:p>
          </table:table-cell>
          <table:table-cell office:value-type="string" calcext:value-type="string">
            <text:p>[19.0, 19.0, 19.0, 19.0, 19.0, 19.0, 19.0, 19.0, 19.0, 19.0, 19.0, 19.0, 19.0, 19.0, 19.0, 19.0, 19.0, 19.0, 19.0, 19.0, 19.0, 19.0, 19.0, 19.0, 19.0, 19.0, 19.0, 19.0, 19.0, 19.0]</text:p>
          </table:table-cell>
          <table:table-cell office:value-type="string" calcext:value-type="string">
            <text:p>[18.716599,18.716599,18.716599,18.716599,18.716599,18.716599,18.716599</text:p>
            <text:p>,18.716599,18.716599,18.716599,18.716599,18.716599,18.716599,18.716599</text:p>
            <text:p>,18.706648,18.706648,18.706648,18.706648,18.706648,18.706648,18.706648</text:p>
            <text:p>,18.706648,18.706648,18.706648,18.706648,18.706648,18.706648,18.706648</text:p>
            <text:p>,18.706648,18.706648]</text:p>
          </table:table-cell>
        </table:table-row>
        <table:table-row table:style-name="ro3">
          <table:table-cell office:value-type="string" calcext:value-type="string">
            <text:p>03:00:00</text:p>
          </table:table-cell>
          <table:table-cell office:value-type="string" calcext:value-type="string">
            <text:p>[19.0, 19.0, 19.0, 19.0, 19.0, 19.0, 19.0, 19.0, 19.0, 19.0, 19.0, 19.0, 19.0, 19.0, 19.0, 19.0, 19.0, 19.0, 19.0, 19.0, 19.0, 19.0, 19.0, 19.0, 19.0, 19.0, 19.0, 19.0, 19.0, 19.0]</text:p>
          </table:table-cell>
          <table:table-cell office:value-type="string" calcext:value-type="string">
            <text:p>[18.715586,18.715586,18.715586,18.715586,18.715586,18.715586,18.715586</text:p>
            <text:p>,18.715586,18.715586,18.715586,18.715586,18.715586,18.715586,18.715586</text:p>
            <text:p>,18.715586,18.715586,18.715586,18.715586,18.715586,18.715586,18.715586</text:p>
            <text:p>,18.715586,18.715586,18.715586,18.715586,18.715586,18.715586,18.715586</text:p>
            <text:p>,18.715586,18.715586]</text:p>
          </table:table-cell>
        </table:table-row>
        <table:table-row table:style-name="ro3">
          <table:table-cell office:value-type="string" calcext:value-type="string">
            <text:p>03:15:00</text:p>
          </table:table-cell>
          <table:table-cell office:value-type="string" calcext:value-type="string">
            <text:p>[19.0, 19.0, 19.0, 19.0, 19.0, 19.0, 19.0, 19.0, 19.0, 19.0, 19.0, 19.0, 19.0, 19.0, 19.0, 19.0, 19.0, 19.0, 19.0, 19.0, 19.0, 19.0, 19.0, 19.0, 19.0, 19.0, 19.0, 19.0, 19.0, 19.0]</text:p>
          </table:table-cell>
          <table:table-cell office:value-type="string" calcext:value-type="string">
            <text:p>[18.528812,18.528812,18.528812,18.528812,18.528812,18.528812,18.528812</text:p>
            <text:p>,18.528812,18.528812,18.528812,18.528812,18.528812,18.528812,18.528812</text:p>
            <text:p>,18.528812,18.528812,18.528812,18.528812,18.528812,18.528812,18.528812</text:p>
            <text:p>,18.528812,18.528812,18.528812,18.528812,18.528812,18.528812,18.528812</text:p>
            <text:p>,18.528812,18.528812]</text:p>
          </table:table-cell>
        </table:table-row>
        <table:table-row table:style-name="ro2">
          <table:table-cell office:value-type="string" calcext:value-type="string">
            <text:p>03:30:00</text:p>
          </table:table-cell>
          <table:table-cell office:value-type="string" calcext:value-type="string">
            <text:p>[19.0, 19.0, 19.0, 19.0, 19.0, 19.0, 19.0, 19.0, 19.0, 19.0, 19.0, 19.0, 19.0, 19.0, 19.0, 19.0, 19.0, 19.0, 19.0, 19.0, 19.0, 19.0, 19.0, 19.0, 19.0, 19.0, 19.0, 19.0, 19.0, 19.0]</text:p>
          </table:table-cell>
          <table:table-cell office:value-type="string" calcext:value-type="string">
            <text:p>[18.7248,18.7248,18.7248,18.7248,18.7248,18.7248,18.7248,18.7248,18.7248</text:p>
            <text:p>,18.7248,18.7248,18.7248,18.7248,18.7248,18.7248,18.7248,18.7248,18.7248</text:p>
            <text:p>,18.7248,18.7248,18.7248,18.7248,18.7248,18.7248,18.7248,18.7248,18.7248</text:p>
            <text:p>,18.7248,18.7248,18.7248]</text:p>
          </table:table-cell>
        </table:table-row>
        <table:table-row table:style-name="ro3">
          <table:table-cell office:value-type="string" calcext:value-type="string">
            <text:p>03:45:00</text:p>
          </table:table-cell>
          <table:table-cell office:value-type="string" calcext:value-type="string">
            <text:p>[19.0, 19.0, 19.0, 19.0, 19.0, 19.0, 19.0, 19.0, 19.0, 19.0, 19.0, 19.0, 19.0, 19.0, 19.0, 19.0, 19.0, 19.0, 19.0, 19.0, 19.0, 19.0, 19.0, 19.0, 19.0, 19.0, 19.0, 19.0, 19.0, 19.0]</text:p>
          </table:table-cell>
          <table:table-cell office:value-type="string" calcext:value-type="string">
            <text:p>[18.710384,18.710384,18.710384,18.710384,18.710384,18.710384,18.710384</text:p>
            <text:p>,18.710384,18.710384,18.710384,18.710384,18.710384,18.710384,18.710384</text:p>
            <text:p>,18.710384,18.710384,18.710384,18.710384,18.710384,18.710384,18.710384</text:p>
            <text:p>,18.710384,18.710384,18.710384,18.710384,18.710384,18.710384,18.710384</text:p>
            <text:p>,18.710384,18.710384]</text:p>
          </table:table-cell>
        </table:table-row>
        <table:table-row table:style-name="ro3">
          <table:table-cell office:value-type="string" calcext:value-type="string">
            <text:p>04:00:00</text:p>
          </table:table-cell>
          <table:table-cell office:value-type="string" calcext:value-type="string">
            <text:p>[19.0, 19.0, 19.0, 19.0, 19.0, 19.0, 19.0, 19.0, 19.0, 19.0, 19.0, 19.0, 19.0, 19.0, 19.0, 19.0, 19.0, 19.0, 19.0, 19.0, 19.0, 19.0, 19.0, 19.0, 19.0, 19.0, 19.0, 19.0, 19.0, 19.0]</text:p>
          </table:table-cell>
          <table:table-cell office:value-type="string" calcext:value-type="string">
            <text:p>[18.581438,18.581438,18.581438,18.581438,18.581438,18.581438,18.581438</text:p>
            <text:p>,18.581438,18.581438,18.581438,18.581438,18.581438,18.581438,18.581438</text:p>
            <text:p>,18.581438,18.581438,18.581438,18.581438,18.581438,18.581438,18.581438</text:p>
            <text:p>,18.581438,18.581438,18.581438,18.581438,18.581438,18.581438,18.581438</text:p>
            <text:p>,18.581438,18.581438]</text:p>
          </table:table-cell>
        </table:table-row>
        <table:table-row table:style-name="ro2">
          <table:table-cell office:value-type="string" calcext:value-type="string">
            <text:p>04:15:00</text:p>
          </table:table-cell>
          <table:table-cell office:value-type="string" calcext:value-type="string">
            <text:p>[19.0, 19.0, 19.0, 19.0, 19.0, 19.0, 19.0, 19.0, 19.0, 19.0, 19.0, 19.0, 19.0, 19.0, 19.0, 19.0, 19.0, 19.0, 19.0, 19.0, 19.0, 19.0, 19.0, 19.0, 19.0, 19.0, 19.0, 19.0, 19.0, 19.0]</text:p>
          </table:table-cell>
          <table:table-cell office:value-type="string" calcext:value-type="string">
            <text:p>[18.41533,18.41533,18.41533,18.41533,18.41533,18.41533,18.41533,18.41533</text:p>
            <text:p>,18.41533,18.41533,18.41533,18.41533,18.41533,18.41533,18.41533,18.41533</text:p>
            <text:p>,18.41533,18.41533,18.41533,18.41533,18.41533,18.41533,18.41533,18.41533</text:p>
            <text:p>,18.41533,18.41533,18.41533,18.41533,18.41533,18.41533]</text:p>
          </table:table-cell>
        </table:table-row>
        <table:table-row table:style-name="ro2">
          <table:table-cell office:value-type="string" calcext:value-type="string">
            <text:p>04:30:00</text:p>
          </table:table-cell>
          <table:table-cell office:value-type="string" calcext:value-type="string">
            <text:p>[19.0, 19.0, 19.0, 19.0, 19.0, 19.0, 19.0, 19.0, 19.0, 19.0, 19.0, 19.0, 19.0, 19.0, 19.0, 19.0, 19.0, 19.0, 19.0, 19.0, 19.0, 19.0, 19.0, 19.0, 19.0, 19.0, 19.0, 19.0, 19.0, 19.0]</text:p>
          </table:table-cell>
          <table:table-cell office:value-type="string" calcext:value-type="string">
            <text:p>[18.58406,18.58406,18.58406,18.58406,18.58406,18.58406,18.58406,18.58406</text:p>
            <text:p>,18.58406,18.58406,18.58406,18.58406,18.58406,18.58406,18.58406,18.58406</text:p>
            <text:p>,18.58406,18.58406,18.58406,18.58406,18.58406,18.58406,18.58406,18.58406</text:p>
            <text:p>,18.58406,18.58406,18.58406,18.58406,18.58406,18.58406]</text:p>
          </table:table-cell>
        </table:table-row>
        <table:table-row table:style-name="ro2">
          <table:table-cell office:value-type="string" calcext:value-type="string">
            <text:p>04:45:00</text:p>
          </table:table-cell>
          <table:table-cell office:value-type="string" calcext:value-type="string">
            <text:p>[19.0, 19.0, 19.0, 19.0, 19.0, 19.0, 19.0, 19.0, 19.0, 19.0, 19.0, 19.0, 19.0, 19.0, 19.0, 19.0, 19.0, 19.0, 19.0, 19.0, 19.0, 19.0, 19.0, 19.0, 19.0, 19.0, 19.0, 19.0, 19.0, 19.0]</text:p>
          </table:table-cell>
          <table:table-cell office:value-type="string" calcext:value-type="string">
            <text:p>[18.71791,18.71791,18.71791,18.71791,18.71791,18.71791,18.71791,18.71791</text:p>
            <text:p>,18.71791,18.71791,18.71791,18.71791,18.71791,18.71791,18.71791,18.71791</text:p>
            <text:p>,18.71791,18.71791,18.71791,18.71791,18.71791,18.71791,18.71791,18.71791</text:p>
            <text:p>,18.71791,18.71791,18.71791,18.71791,18.71791,18.71791]</text:p>
          </table:table-cell>
        </table:table-row>
        <table:table-row table:style-name="ro3">
          <table:table-cell office:value-type="string" calcext:value-type="string">
            <text:p>05:00:00</text:p>
          </table:table-cell>
          <table:table-cell office:value-type="string" calcext:value-type="string">
            <text:p>[19.0, 19.0, 19.0, 19.0, 19.0, 19.0, 19.0, 19.0, 19.0, 19.0, 19.0, 19.0, 19.0, 19.0, 19.0, 19.0, 19.0, 19.0, 19.0, 19.0, 19.0, 19.0, 19.0, 19.0, 19.0, 19.0, 19.0, 19.0, 19.0, 19.0]</text:p>
          </table:table-cell>
          <table:table-cell office:value-type="string" calcext:value-type="string">
            <text:p>[18.629335,18.629335,18.629335,18.629335,18.629335,18.629335,18.629335</text:p>
            <text:p>,18.629335,18.629335,18.629335,18.629335,18.629335,18.629335,18.629335</text:p>
            <text:p>,18.629335,18.629335,18.629335,18.629335,18.629335,18.629335,18.629335</text:p>
            <text:p>,18.629335,18.629335,18.629335,18.629335,18.629335,18.629335,18.629335</text:p>
            <text:p>,18.629335,18.629335]</text:p>
          </table:table-cell>
        </table:table-row>
        <table:table-row table:style-name="ro3">
          <table:table-cell office:value-type="string" calcext:value-type="string">
            <text:p>05:15:00</text:p>
          </table:table-cell>
          <table:table-cell office:value-type="string" calcext:value-type="string">
            <text:p>[19.0, 19.0, 19.0, 19.0, 19.0, 19.0, 19.0, 19.0, 19.0, 19.0, 19.0, 19.0, 19.0, 19.0, 19.0, 19.0, 19.0, 19.0, 19.0, 19.0, 19.0, 19.0, 19.0, 19.0, 19.0, 19.0, 19.0, 19.0, 19.0, 19.0]</text:p>
          </table:table-cell>
          <table:table-cell office:value-type="string" calcext:value-type="string">
            <text:p>[18.465279,18.465279,18.465279,18.465279,18.465279,18.465279,18.465279</text:p>
            <text:p>,18.465279,18.465279,18.465279,18.465279,18.465279,18.465279,18.465279</text:p>
            <text:p>,18.465279,18.465279,18.465279,18.465279,18.465279,18.465279,18.465279</text:p>
            <text:p>,18.465279,18.465279,18.465279,18.465279,18.465279,18.465279,18.465279</text:p>
            <text:p>,18.465279,18.465279]</text:p>
          </table:table-cell>
        </table:table-row>
        <table:table-row table:style-name="ro2">
          <table:table-cell office:value-type="string" calcext:value-type="string">
            <text:p>05:30:00</text:p>
          </table:table-cell>
          <table:table-cell office:value-type="string" calcext:value-type="string">
            <text:p>[19.0, 19.0, 19.0, 19.0, 19.0, 19.0, 19.0, 19.0, 19.0, 19.0, 19.0, 19.0, 19.0, 19.0, 19.0, 19.0, 19.0, 19.0, 19.0, 19.0, 19.0, 19.0, 19.0, 19.0, 19.0, 19.0, 19.0, 19.0, 19.0, 19.0]</text:p>
          </table:table-cell>
          <table:table-cell office:value-type="string" calcext:value-type="string">
            <text:p>[18.61927,18.61927,18.61927,18.61927,18.61927,18.61927,18.61927,18.61927</text:p>
            <text:p>,18.61927,18.61927,18.61927,18.61927,18.61927,18.61927,18.61927,18.61927</text:p>
            <text:p>,18.61927,18.61927,18.61927,18.61927,18.61927,18.61927,18.61927,18.61927</text:p>
            <text:p>,18.61927,18.61927,18.61927,18.61927,18.61927,18.61927]</text:p>
          </table:table-cell>
        </table:table-row>
        <table:table-row table:style-name="ro3">
          <table:table-cell office:value-type="string" calcext:value-type="string">
            <text:p>05:45:00</text:p>
          </table:table-cell>
          <table:table-cell office:value-type="string" calcext:value-type="string">
            <text:p>[19.0, 19.0, 19.0, 19.0, 19.0, 19.0, 19.0, 19.0, 19.0, 19.0, 19.0, 19.0, 19.0, 19.0, 19.0, 19.0, 19.0, 19.0, 19.0, 19.0, 19.0, 19.0, 19.0, 19.0, 19.0, 19.0, 19.0, 19.0, 19.0, 19.0]</text:p>
          </table:table-cell>
          <table:table-cell office:value-type="string" calcext:value-type="string">
            <text:p>[18.641924,18.641924,18.641924,18.641924,18.641924,18.641924,18.641924</text:p>
            <text:p>,18.641924,18.641924,18.641924,18.641924,18.641924,18.641924,18.641924</text:p>
            <text:p>,18.641924,18.641924,18.641924,18.641924,18.641924,18.641924,18.641924</text:p>
            <text:p>,18.641924,18.641924,18.641924,18.641924,18.641924,18.641924,18.641924</text:p>
            <text:p>,18.641924,18.641924]</text:p>
          </table:table-cell>
        </table:table-row>
        <table:table-row table:style-name="ro3">
          <table:table-cell office:value-type="string" calcext:value-type="string">
            <text:p>06:00:00</text:p>
          </table:table-cell>
          <table:table-cell office:value-type="string" calcext:value-type="string">
            <text:p>[19.0, 19.0, 19.0, 19.0, 19.0, 19.0, 19.0, 19.0, 19.0, 19.0, 19.0, 19.0, 19.0, 19.0, 19.0, 19.0, 19.0, 19.0, 19.0, 19.0, 19.0, 19.0, 19.0, 19.0, 19.0, 19.0, 19.0, 19.0, 19.0, 19.0]</text:p>
          </table:table-cell>
          <table:table-cell office:value-type="string" calcext:value-type="string">
            <text:p>[18.597813,18.597813,18.597813,18.597813,18.597813,18.597813,18.597813</text:p>
            <text:p>,18.597813,18.597813,18.597813,18.597813,18.597813,18.597813,18.597813</text:p>
            <text:p>,18.597813,18.597813,18.597813,18.597813,18.597813,18.597813,18.597813</text:p>
            <text:p>,18.597813,18.597813,18.597813,18.597813,18.597813,18.597813,18.597813</text:p>
            <text:p>,18.597813,18.597813]</text:p>
          </table:table-cell>
        </table:table-row>
        <table:table-row table:style-name="ro3">
          <table:table-cell office:value-type="string" calcext:value-type="string">
            <text:p>06:15:00</text:p>
          </table:table-cell>
          <table:table-cell office:value-type="string" calcext:value-type="string">
            <text:p>[19.0, 19.0, 19.0, 19.0, 19.0, 19.0, 19.0, 19.0, 19.0, 19.0, 19.0, 19.0, 19.0, 19.0, 19.0, 19.0, 19.0, 19.0, 19.0, 19.0, 19.0, 19.0, 19.0, 19.0, 19.0, 19.0, 19.0, 19.0, 19.0, 19.0]</text:p>
          </table:table-cell>
          <table:table-cell office:value-type="string" calcext:value-type="string">
            <text:p>[18.499811,18.499811,18.499811,18.499811,18.499811,18.499811,18.499811</text:p>
            <text:p>,18.499811,18.499811,18.499811,18.499811,18.499811,18.499811,18.499811</text:p>
            <text:p>,18.499811,18.499811,18.499811,18.499811,18.499811,18.499811,18.499811</text:p>
            <text:p>,18.499811,18.499811,18.499811,18.499811,18.499811,18.499811,18.499811</text:p>
            <text:p>,18.499811,18.499811]</text:p>
          </table:table-cell>
        </table:table-row>
        <table:table-row table:style-name="ro3">
          <table:table-cell office:value-type="string" calcext:value-type="string">
            <text:p>06:30:00</text:p>
          </table:table-cell>
          <table:table-cell office:value-type="string" calcext:value-type="string">
            <text:p>[19.0, 19.0, 19.0, 19.0, 19.0, 19.0, 19.0, 19.0, 19.0, 19.0, 19.0, 19.0, 19.0, 19.0, 19.0, 19.0, 19.0, 19.0, 19.0, 19.0, 19.0, 19.0, 19.0, 19.0, 19.0, 19.0, 19.0, 19.0, 19.0, 19.0]</text:p>
          </table:table-cell>
          <table:table-cell office:value-type="string" calcext:value-type="string">
            <text:p>[18.503931,18.503931,18.503931,18.503931,18.503931,18.503931,18.503931</text:p>
            <text:p>,18.503931,18.503931,18.503931,18.503931,18.42624,,18.42624,,18.42624</text:p>
            <text:p>,18.42624,,18.42624,,17.94191,,17.63531,,17.517786,17.517786,17.517786</text:p>
            <text:p>,17.517786,17.517786,17.517786,17.517786,17.517786,17.517786,17.517786</text:p>
            <text:p>,17.517786,18.110537]</text:p>
          </table:table-cell>
        </table:table-row>
        <table:table-row table:style-name="ro3">
          <table:table-cell office:value-type="string" calcext:value-type="string">
            <text:p>06:45:00</text:p>
          </table:table-cell>
          <table:table-cell office:value-type="string" calcext:value-type="string">
            <text:p>[19.0, 19.0, 19.0, 19.0, 19.0, 19.0, 19.0, 19.0, 19.0, 19.0, 19.0, 19.0, 19.0, 19.0, 19.0, 19.0, 19.0, 19.0, 19.0, 19.0, 19.0, 19.0, 19.0, 19.0, 19.0, 19.0, 19.0, 19.0, 19.0, 19.0]</text:p>
          </table:table-cell>
          <table:table-cell office:value-type="string" calcext:value-type="string">
            <text:p>[18.805347,18.698593,18.366228,18.156166,18.156166,18.156166,18.156166</text:p>
            <text:p>,18.156166,18.156166,18.156166,18.156166,18.156166,18.156166,18.156166</text:p>
            <text:p>,17.848324,17.848324,17.848324,17.848324,17.848324,17.848324,17.848324</text:p>
            <text:p>,17.848324,17.848324,17.848324,17.848324,17.848324,17.848324,17.848324</text:p>
            <text:p>,17.848324,17.848324]</text:p>
          </table:table-cell>
        </table:table-row>
        <table:table-row table:style-name="ro3">
          <table:table-cell office:value-type="string" calcext:value-type="string">
            <text:p>07:00:00</text:p>
          </table:table-cell>
          <table:table-cell office:value-type="string" calcext:value-type="string">
            <text:p>[18.0, 18.0, 18.0, 18.0, 18.0, 18.0, 18.0, 18.0, 18.0, 18.0, 18.0, 18.0, 18.0, 18.0, 18.0, 18.0, 18.0, 18.0, 18.0, 18.0, 18.0, 18.0, 18.0, 18.0, 18.0, 18.0, 18.0, 18.0, 18.0, 18.0]</text:p>
          </table:table-cell>
          <table:table-cell office:value-type="string" calcext:value-type="string">
            <text:p>[16.05171,,16.05171,,16.05171,,16.05171,,16.05171,,16.05171,,16.05171</text:p>
            <text:p>,16.05171,,16.05171,,16.05171,,16.05171,,16.05171,,16.05171,,15.995114</text:p>
            <text:p>,15.653174,15.653174,15.653174,15.317344,15.317344,15.247006,15.247006</text:p>
            <text:p>,15.247006,15.247006,15.247006,15.247006,15.247006,15.247006,15.247006</text:p>
            <text:p>,15.247006,15.247006]</text:p>
          </table:table-cell>
        </table:table-row>
        <table:table-row table:style-name="ro3">
          <table:table-cell office:value-type="string" calcext:value-type="string">
            <text:p>07:15:00</text:p>
          </table:table-cell>
          <table:table-cell office:value-type="string" calcext:value-type="string">
            <text:p>[18.0, 18.0, 18.0, 18.0, 18.0, 18.0, 18.0, 18.0, 18.0, 18.0, 18.0, 18.0, 18.0, 18.0, 18.0, 18.0, 18.0, 18.0, 18.0, 18.0, 18.0, 18.0, 18.0, 18.0, 18.0, 18.0, 18.0, 18.0, 18.0, 18.0]</text:p>
          </table:table-cell>
          <table:table-cell office:value-type="string" calcext:value-type="string">
            <text:p>[16.964434,16.964434,16.225842,16.225842,15.370985,15.370985,15.370985</text:p>
            <text:p>,15.370985,15.370985,15.318902,15.318902,15.318902,15.318902,15.318902</text:p>
            <text:p>,15.318902,15.318902,15.300468,15.300468,14.696604,14.696604,14.696604</text:p>
            <text:p>,14.696604,14.397058,14.397058,14.397058,14.397058,14.397058,14.397058</text:p>
            <text:p>,14.397058,14.397058]</text:p>
          </table:table-cell>
        </table:table-row>
        <table:table-row table:style-name="ro3">
          <table:table-cell office:value-type="string" calcext:value-type="string">
            <text:p>07:30:00</text:p>
          </table:table-cell>
          <table:table-cell office:value-type="string" calcext:value-type="string">
            <text:p>[18.0, 18.0, 18.0, 17.0, 17.0, 17.0, 17.0, 17.0, 17.0, 17.0, 17.0, 17.0, 17.0, 17.0, 17.0, 17.0, 17.0, 17.0, 17.0, 17.0, 17.0, 17.0, 17.0, 17.0, 17.0, 17.0, 17.0, 17.0, 17.0, 17.0]</text:p>
          </table:table-cell>
          <table:table-cell office:value-type="string" calcext:value-type="string">
            <text:p>[16.711117,,16.311745,,16.311745,,15.628509,,15.628509,,15.557545</text:p>
            <text:p>,15.557545,,14.881928,,14.698313,,14.698313,,14.698313,,14.678715</text:p>
            <text:p>,14.678715,,14.678715,,14.678715,,14.678715,,14.678715,,14.678715</text:p>
            <text:p>,14.314208,,14.17205,,,14.105955,,14.105955,,14.0600815,13.909335</text:p>
            <text:p>,13.909335,,13.867597,,13.819547,,13.702131,,13.702131,,14.535907,]</text:p>
          </table:table-cell>
        </table:table-row>
        <table:table-row table:style-name="ro3">
          <table:table-cell office:value-type="string" calcext:value-type="string">
            <text:p>07:45:00</text:p>
          </table:table-cell>
          <table:table-cell office:value-type="string" calcext:value-type="string">
            <text:p>[15.0, 15.0, 14.0, 14.0, 14.0, 14.0, 14.0, 14.0, 14.0, 14.0, 14.0, 14.0, 14.0, 14.0, 14.0, 14.0, 14.0, 14.0, 14.0, 14.0, 14.0, 14.0, 14.0, 14.0, 14.0, 14.0, 14.0, 14.0, 14.0, 14.0]</text:p>
          </table:table-cell>
          <table:table-cell office:value-type="string" calcext:value-type="string">
            <text:p>[15.1833725,15.1833725,15.1833725,15.122034,,15.122034,,15.122034</text:p>
            <text:p>,15.122034,,15.122034,,15.122034,,15.122034,,15.202863,,15.145862</text:p>
            <text:p>,15.025465,,15.025465,,14.175787,,14.175787,,14.175787,,14.175787</text:p>
            <text:p>,14.175787,,14.175787,,14.175787,,14.175787,,14.04001,,,13.755671</text:p>
            <text:p>,13.696183,,13.696183,,13.696183,,13.696183,,13.304561,,13.304561,]</text:p>
          </table:table-cell>
        </table:table-row>
        <table:table-row table:style-name="ro3">
          <table:table-cell office:value-type="string" calcext:value-type="string">
            <text:p>08:00:00</text:p>
          </table:table-cell>
          <table:table-cell office:value-type="string" calcext:value-type="string">
            <text:p>[14.0, 13.0, 13.0, 13.0, 13.0, 13.0, 13.0, 13.0, 13.0, 13.0, 13.0, 13.0, 13.0, 13.0, 13.0, 13.0, 13.0, 13.0, 13.0, 13.0, 13.0, 13.0, 13.0, 13.0, 13.0, 13.0, 13.0, 13.0, 13.0, 13.0]</text:p>
          </table:table-cell>
          <table:table-cell office:value-type="string" calcext:value-type="string">
            <text:p>[13.151817,13.151817,13.151817,13.151817,13.151817,13.151817,13.151817</text:p>
            <text:p>,13.054792,12.468319,12.468319,12.468319,12.468319,12.468319,12.068807</text:p>
            <text:p>,12.068807,12.068807,12.068807,12.068807,12.068807,10.884305,10.139064</text:p>
            <text:p>,10.139064,,9.531233,,9.531233,,9.414122,,9.414122,,9.414122,,9.414122</text:p>
            <text:p>,,9.414122,,9.414122]</text:p>
          </table:table-cell>
        </table:table-row>
        <table:table-row table:style-name="ro3">
          <table:table-cell office:value-type="string" calcext:value-type="string">
            <text:p>08:15:00</text:p>
          </table:table-cell>
          <table:table-cell office:value-type="string" calcext:value-type="string">
            <text:p>[11.0, 11.0, 11.0, 10.0, 10.0, 10.0, 10.0, 10.0, 10.0, 10.0, 10.0, 10.0, 10.0, 10.0, 10.0, 10.0, 10.0, 10.0, 10.0, 10.0, 10.0, 10.0, 10.0, 10.0, 10.0, 10.0, 10.0, 10.0, 10.0, 10.0]</text:p>
          </table:table-cell>
          <table:table-cell office:value-type="string" calcext:value-type="string">
            <text:p>[11.852623,,11.852623,,11.795489,,11.712701,,10.680312,,10.661693</text:p>
            <text:p>,10.661693,,,9.759994,,,9.759994,,,9.759994,,,9.081888,,,9.169378</text:p>
            <text:p>,,9.169378,,,9.169378,,,9.169378,,,8.326929,,,8.326929,,,7.3996854</text:p>
            <text:p>,,6.8631215,,7.064887,,,7.4267187,,7.4267187,,7.4267187,,7.0071015</text:p>
            <text:p>,,7.0071015,,7.0071015,,7.0071015,,7.0071015,,7.0071015,,7.0071015]</text:p>
          </table:table-cell>
        </table:table-row>
        <table:table-row table:style-name="ro3">
          <table:table-cell office:value-type="string" calcext:value-type="string">
            <text:p>08:30:00</text:p>
          </table:table-cell>
          <table:table-cell office:value-type="string" calcext:value-type="string">
            <text:p>[10.0, 10.0, 10.0, 9.0, 9.0, 9.0, 9.0, 9.0, 9.0, 9.0, 9.0, 9.0, 9.0, 9.0, 9.0, 9.0, 9.0, 9.0, 9.0, 9.0, 9.0, 9.0, 9.0, 9.0, 9.0, 9.0, 9.0, 9.0, 9.0, 9.0]</text:p>
          </table:table-cell>
          <table:table-cell office:value-type="string" calcext:value-type="string">
            <text:p>[8.285048,,7.7448483,7.4964733,7.2740407,7.236842,,7.119429,,7.119429</text:p>
            <text:p>,7.119429,,5.845026,,5.775453,,5.9182744,5.667028,,5.667028,,5.667028</text:p>
            <text:p>,5.4372735,5.4372735,5.022668,,4.7361975,3.7483985,3.7483985,3.353726</text:p>
            <text:p>,2.9328399,2.3354402,2.3354402,2.0609417,1.9535685,1.9352134,1.64429</text:p>
            <text:p>,1.5330384,1.219085,]</text:p>
          </table:table-cell>
        </table:table-row>
        <table:table-row table:style-name="ro3">
          <table:table-cell office:value-type="string" calcext:value-type="string">
            <text:p>08:45:00</text:p>
          </table:table-cell>
          <table:table-cell office:value-type="string" calcext:value-type="string">
            <text:p>[9.0, 8.0, 8.0, 8.0, 8.0, 7.0, 7.0, 7.0, 7.0, 7.0, 7.0, 7.0, 7.0, 7.0, 7.0, 7.0, 7.0, 7.0, 7.0, 7.0, 7.0, 7.0, 7.0, 7.0, 7.0, 7.0, 7.0, 7.0, 7.0, 7.0]</text:p>
          </table:table-cell>
          <table:table-cell office:value-type="string" calcext:value-type="string">
            <text:p>[8.381098,,8.381098,,8.381098,,7.290343,,7.290343,,7.290343,,6.935337</text:p>
            <text:p>,6.527339,,6.527339,,6.0770283,6.0770283,5.034112,,5.034112,,5.034112</text:p>
            <text:p>,3.4818053,3.4818053,3.4818053,3.4818053,3.4818053,3.4818053,3.4818053</text:p>
            <text:p>,3.4818053,3.4818053,3.4818053,3.4818053,3.4818053,3.4818053,3.4818053</text:p>
            <text:p>,3.4818053,4.193594,]</text:p>
          </table:table-cell>
        </table:table-row>
        <table:table-row table:style-name="ro3">
          <table:table-cell office:value-type="string" calcext:value-type="string">
            <text:p>09:00:00</text:p>
          </table:table-cell>
          <table:table-cell office:value-type="string" calcext:value-type="string">
            <text:p>[6.0, 5.0, 5.0, 5.0, 5.0, 5.0, 5.0, 5.0, 5.0, 5.0, 5.0, 5.0, 5.0, 5.0, 5.0, 5.0, 5.0, 5.0, 5.0, 5.0, 5.0, 5.0, 5.0, 5.0, 5.0, 5.0, 5.0, 5.0, 5.0, 5.0]</text:p>
          </table:table-cell>
          <table:table-cell office:value-type="string" calcext:value-type="string">
            <text:p>[2.454524,,2.454524,,1.9874967,1.8437304,1.8437304,1.8437304,1.8437304</text:p>
            <text:p>,1.6707163,1.6707163,1.6707163,1.6707163,1.6707163,1.6707163,1.6707163</text:p>
            <text:p>,1.9880211,1.9880211,1.9880211,1.9880211,2.0585322,2.0585322,2.0585322</text:p>
            <text:p>,2.0585322,2.0585322,2.0585322,2.0585322,2.0585322,2.1752825,3.0558248</text:p>
            <text:p>,3.0558248,2.9590077]</text:p>
          </table:table-cell>
        </table:table-row>
        <table:table-row table:style-name="ro3">
          <table:table-cell office:value-type="string" calcext:value-type="string">
            <text:p>09:15:00</text:p>
          </table:table-cell>
          <table:table-cell office:value-type="string" calcext:value-type="string">
            <text:p>[3.0, 3.0, 3.0, 3.0, 3.0, 3.0, 3.0, 3.0, 3.0, 3.0, 3.0, 3.0, 3.0, 3.0, 3.0, 3.0, 3.0, 3.0, 3.0, 3.0, 3.0, 3.0, 3.0, 3.0, 3.0, 3.0, 3.0, 3.0, 3.0, 3.0]</text:p>
          </table:table-cell>
          <table:table-cell office:value-type="string" calcext:value-type="string">
            <text:p>[3.0584083,3.0584083,3.0584083,3.1170478,3.1170478,3.1170478,3.1170478</text:p>
            <text:p>,3.1170478,3.1170478,3.0317838,2.692836,,2.7257814,2.92635,,,2.92635</text:p>
            <text:p>,2.92635,,,2.92635,,,3.512363,,4.488388,,5.5592976,5.5592976,5.9180856</text:p>
            <text:p>,8.131756,,8.898586,,8.898586,,8.872642,,8.872642,,8.872642,,8.872642</text:p>
            <text:p>,8.872642,,9.174308,]</text:p>
          </table:table-cell>
        </table:table-row>
        <table:table-row table:style-name="ro3">
          <table:table-cell office:value-type="string" calcext:value-type="string">
            <text:p>09:30:00</text:p>
          </table:table-cell>
          <table:table-cell office:value-type="string" calcext:value-type="string">
            <text:p>[0.0, 1.0, 1.0, 1.0, 1.0, 1.0, 1.0, 1.0, 1.0, 1.0, 1.0, 1.0, 1.0, 2.0, 2.0, 2.0, 2.0, 2.0, 2.0, 2.0, 2.0, 2.0, 2.0, 2.0, 2.0, 2.0, 2.0, 2.0, 2.0, 2.0]</text:p>
          </table:table-cell>
          <table:table-cell office:value-type="string" calcext:value-type="string">
            <text:p>[,0.8889168,,0.8889168,,1.6328939,,2.0169687,,2.0169687,,2.1363811</text:p>
            <text:p>,,4.234673,,,4.871262,,,4.871262,,,5.83445,,,,5.8115425,,5.8115425</text:p>
            <text:p>,,5.8115425,,5.8115425,,7.2015085,,7.7491417,10.495814,,11.52269</text:p>
            <text:p>,12.481435,,13.28208,,,14.610047,,14.610047,,14.610047,,14.610047</text:p>
            <text:p>,14.549255,,14.318252,,14.318252,,14.318252,,14.318252,,12.156137,]</text:p>
          </table:table-cell>
        </table:table-row>
        <table:table-row table:style-name="ro3">
          <table:table-cell office:value-type="string" calcext:value-type="string">
            <text:p>09:45:00</text:p>
          </table:table-cell>
          <table:table-cell office:value-type="string" calcext:value-type="string">
            <text:p>[-0.0, 0.0, -0.0, -0.0, -0.0, 0.0, 0.0, 0.0, 0.0, 1.0, 1.0, 1.0, 1.0, 1.0, 1.0, 1.0, 1.0, 1.0, 1.0, 1.0, 1.0, 1.0, 1.0, 1.0, 1.0, 1.0, 1.0, 1.0, 1.0, 1.0]</text:p>
          </table:table-cell>
          <table:table-cell office:value-type="string" calcext:value-type="string">
            <text:p>[0.4922525,,0.4922525,,0.4922525,,0.4922525,,0.4922525,,0.4922525</text:p>
            <text:p>,0.4922525,,0.4922525,,0.4922525,,0.4922525,,0.4922525,,0.4922525</text:p>
            <text:p>,0.4922525,,0.4922525,,0.71019924,0.71019924,0.71019924,0.71019924</text:p>
            <text:p>,0.71019924,0.74493486,0.74493486,0.74493486,0.74493486,0.64142543</text:p>
            <text:p>,0.5723814,,0.5723814,,0.5723814,,0.5723814,,0.5723814,,0.5723814,]</text:p>
          </table:table-cell>
        </table:table-row>
        <table:table-row table:style-name="ro3">
          <table:table-cell office:value-type="string" calcext:value-type="string">
            <text:p>10:00:00</text:p>
          </table:table-cell>
          <table:table-cell office:value-type="string" calcext:value-type="string">
            <text:p>[0.0, 1.0, 1.0, 1.0, 1.0, 1.0, 1.0, 1.0, 1.0, 1.0, 1.0, 1.0, 2.0, 2.0, 2.0, 2.0, 2.0, 2.0, 2.0, 2.0, 2.0, 2.0, 2.0, 2.0, 2.0, 2.0, 2.0, 2.0, 2.0, 2.0]</text:p>
          </table:table-cell>
          <table:table-cell office:value-type="string" calcext:value-type="string">
            <text:p>[0.5612378,,0.5612378,,0.5612378,,0.5612378,,0.5661336,,0.5661336</text:p>
            <text:p>,0.45632395,0.41678816,0.41678816,0.41678816,0.41678816,0.41678816</text:p>
            <text:p>,0.41678816,0.41678816,0.41678816,0.41678816,0.41678816,0.41678816</text:p>
            <text:p>,0.41678816,0.41678816,0.41678816,0.41678816,0.41678816,0.41678816</text:p>
            <text:p>,0.41678816,0.41678816,0.41678816,0.41678816,0.41678816,0.41678816]</text:p>
          </table:table-cell>
        </table:table-row>
        <table:table-row table:style-name="ro3">
          <table:table-cell office:value-type="string" calcext:value-type="string">
            <text:p>10:15:00</text:p>
          </table:table-cell>
          <table:table-cell office:value-type="string" calcext:value-type="string">
            <text:p>[9.0, 10.0, 10.0, 11.0, 11.0, 11.0, 11.0, 11.0, 11.0, 11.0, 11.0, 11.0, 11.0, 11.0, 11.0, 11.0, 11.0, 11.0, 11.0, 11.0, 11.0, 11.0, 11.0, 11.0, 11.0, 11.0, 11.0, 11.0, 11.0, 11.0]</text:p>
          </table:table-cell>
          <table:table-cell office:value-type="string" calcext:value-type="string">
            <text:p>[2.257022,,,2.2269607,,2.0867412,,1.6743082,,1.6743082,,1.5667208</text:p>
            <text:p>,1.5174396,,1.5174396,,1.5174396,,1.4433546,,1.4433546,,1.4433546</text:p>
            <text:p>,1.2881985,,1.2881985,,1.1446229,,1.1027367,,1.1027367,,1.1027367</text:p>
            <text:p>,0.83594567,0.83594567,0.83594567,0.83594567,0.83594567,0.83594567</text:p>
            <text:p>,0.83594567,0.83594567,0.83594567,0.83594567,0.83594567,0.83594567]</text:p>
          </table:table-cell>
        </table:table-row>
        <table:table-row table:style-name="ro3">
          <table:table-cell office:value-type="string" calcext:value-type="string">
            <text:p>10:30:00</text:p>
          </table:table-cell>
          <table:table-cell office:value-type="string" calcext:value-type="string">
            <text:p>[12.0, 12.0, 12.0, 12.0, 12.0, 12.0, 12.0, 12.0, 12.0, 12.0, 12.0, 12.0, 12.0, 12.0, 12.0, 12.0, 12.0, 12.0, 12.0, 12.0, 12.0, 12.0, 12.0, 12.0, 12.0, 12.0, 12.0, 12.0, 12.0, 12.0]</text:p>
          </table:table-cell>
          <table:table-cell office:value-type="string" calcext:value-type="string">
            <text:p>[10.482245,,10.482245,,10.482245,,10.482245,,10.482245,,10.482245</text:p>
            <text:p>,10.037906,,10.037906,,10.037906,,10.037906,,,9.731824,,,9.731824</text:p>
            <text:p>,,9.731824,,,9.731824,,,9.731824,,,9.731824,,,9.731824,,,9.731824</text:p>
            <text:p>,,9.731824,,,9.731824,,,9.731824,,,9.731824,,,9.731824,,,9.731824</text:p>
            <text:p>,,9.731824,,,8.879022,,,8.879022,,,8.084665,,,8.084665,,,2.2126403]</text:p>
          </table:table-cell>
        </table:table-row>
        <table:table-row table:style-name="ro3">
          <table:table-cell office:value-type="string" calcext:value-type="string">
            <text:p>10:45:00</text:p>
          </table:table-cell>
          <table:table-cell office:value-type="string" calcext:value-type="string">
            <text:p>[10.0, 11.0, 11.0, 11.0, 11.0, 11.0, 11.0, 11.0, 11.0, 11.0, 11.0, 11.0, 11.0, 11.0, 11.0, 11.0, 11.0, 11.0, 11.0, 11.0, 11.0, 11.0, 11.0, 11.0, 11.0, 11.0, 11.0, 11.0, 11.0, 11.0]</text:p>
          </table:table-cell>
          <table:table-cell office:value-type="string" calcext:value-type="string">
            <text:p>[10.655646,10.655646,10.655646,10.655646,10.655646,10.655646,10.655646</text:p>
            <text:p>,10.655646,10.655646,10.655646,,9.930793,,9.930793,,9.392787,,9.392787</text:p>
            <text:p>,,8.647886,,8.647886,,8.647886,,8.647886,,8.647886,,8.647886,,8.647886</text:p>
            <text:p>,,8.647886,,8.815647,,8.815647,,8.815647,,8.815647,,8.815647,,8.815647</text:p>
            <text:p>,,8.815647,,8.815647]</text:p>
          </table:table-cell>
        </table:table-row>
        <table:table-row table:style-name="ro3">
          <table:table-cell office:value-type="string" calcext:value-type="string">
            <text:p>11:00:00</text:p>
          </table:table-cell>
          <table:table-cell office:value-type="string" calcext:value-type="string">
            <text:p>[11.0, 11.0, 11.0, 11.0, 11.0, 11.0, 11.0, 11.0, 11.0, 11.0, 11.0, 11.0, 11.0, 11.0, 11.0, 11.0, 11.0, 11.0, 11.0, 11.0, 11.0, 11.0, 11.0, 11.0, 11.0, 11.0, 11.0, 11.0, 11.0, 11.0]</text:p>
          </table:table-cell>
          <table:table-cell office:value-type="string" calcext:value-type="string">
            <text:p>[,9.439846,,9.439846,,9.439846,,9.519598,,9.519598,,9.519598,,9.594027</text:p>
            <text:p>,,9.789431,,9.789431,,9.789431,,9.789431,,9.789431,,9.789431,,9.789431</text:p>
            <text:p>,,9.789431,,9.789431,,9.789431,,9.789431,,9.789431,,9.789431,,9.695354</text:p>
            <text:p>,,9.695354,,9.695354,,9.911939,,9.911939,,9.911939,,9.968988,10.554048</text:p>
            <text:p>,10.554048,10.554048]</text:p>
          </table:table-cell>
        </table:table-row>
        <table:table-row table:style-name="ro3">
          <table:table-cell office:value-type="string" calcext:value-type="string">
            <text:p>11:15:00</text:p>
          </table:table-cell>
          <table:table-cell office:value-type="string" calcext:value-type="string">
            <text:p>[9.0, 9.0, 9.0, 9.0, 9.0, 9.0, 9.0, 9.0, 9.0, 9.0, 9.0, 9.0, 9.0, 9.0, 9.0, 9.0, 9.0, 9.0, 9.0, 9.0, 9.0, 9.0, 9.0, 9.0, 9.0, 9.0, 9.0, 9.0, 9.0, 9.0]</text:p>
          </table:table-cell>
          <table:table-cell office:value-type="string" calcext:value-type="string">
            <text:p>[,9.840072,,9.840072,,9.840072,,9.840072,,9.840072,,9.840072,,9.840072</text:p>
            <text:p>,,9.840072,,9.967927,,9.967927,,9.967927,,9.967927,10.074314,10.074314</text:p>
            <text:p>,10.074314,10.074314,10.074314,10.074314,10.074314,10.074314,10.074314</text:p>
            <text:p>,10.074314,10.074314,10.074314,10.074314,10.074314,10.074314,10.074314</text:p>
            <text:p>,10.074314,10.074314]</text:p>
          </table:table-cell>
        </table:table-row>
        <table:table-row table:style-name="ro3">
          <table:table-cell office:value-type="string" calcext:value-type="string">
            <text:p>11:30:00</text:p>
          </table:table-cell>
          <table:table-cell office:value-type="string" calcext:value-type="string">
            <text:p>[9.0, 9.0, 9.0, 9.0, 9.0, 9.0, 9.0, 9.0, 9.0, 9.0, 9.0, 9.0, 9.0, 9.0, 9.0, 9.0, 9.0, 9.0, 9.0, 9.0, 9.0, 9.0, 9.0, 9.0, 9.0, 9.0, 9.0, 9.0, 9.0, 9.0]</text:p>
          </table:table-cell>
          <table:table-cell office:value-type="string" calcext:value-type="string">
            <text:p>[9.075898,,9.075898,,9.126676,,9.293359,,9.293359,,9.307877,,9.307877</text:p>
            <text:p>,9.307877,,9.305173,,9.24032,,,9.24032,,,9.24032,,,9.24032,,,9.165333</text:p>
            <text:p>,9.165333,,9.175907,,9.175907,,9.183377,,9.183377,,9.183377,,9.183377</text:p>
            <text:p>,9.183377,,9.1683035,9.1683035,9.1150255,9.12917,,,9.111013,,8.756653</text:p>
            <text:p>,8.756653,,9.181228,]</text:p>
          </table:table-cell>
        </table:table-row>
        <table:table-row table:style-name="ro2">
          <table:table-cell office:value-type="string" calcext:value-type="string">
            <text:p>11:45:00</text:p>
          </table:table-cell>
          <table:table-cell office:value-type="string" calcext:value-type="string">
            <text:p>[9.0, 9.0, 9.0, 9.0, 9.0, 9.0, 9.0, 9.0, 9.0, 9.0, 9.0, 9.0, 9.0, 9.0, 9.0, 9.0, 9.0, 9.0, 9.0, 9.0, 9.0, 9.0, 9.0, 9.0, 9.0, 9.0, 9.0, 9.0, 9.0, 9.0]</text:p>
          </table:table-cell>
          <table:table-cell office:value-type="string" calcext:value-type="string">
            <text:p>[9.043025,9.043025,9.043025,9.043025,9.043025,9.043025,9.043025,9.043025</text:p>
            <text:p>,9.043025,9.043025,9.043025,9.043025,9.043025,9.043025,8.848697,8.848697</text:p>
            <text:p>,8.848697,8.848697,8.848697,8.848697,8.829396,8.829396,8.829396,8.829396</text:p>
            <text:p>,8.829396,8.829396,8.829396,8.841693,8.841693,8.841693]</text:p>
          </table:table-cell>
        </table:table-row>
        <table:table-row table:style-name="ro3">
          <table:table-cell office:value-type="string" calcext:value-type="string">
            <text:p>12:00:00</text:p>
          </table:table-cell>
          <table:table-cell office:value-type="string" calcext:value-type="string">
            <text:p>[8.0, 8.0, 8.0, 8.0, 8.0, 8.0, 8.0, 8.0, 8.0, 8.0, 8.0, 8.0, 8.0, 8.0, 8.0, 8.0, 8.0, 8.0, 8.0, 8.0, 8.0, 8.0, 8.0, 8.0, 8.0, 8.0, 8.0, 8.0, 8.0, 8.0]</text:p>
          </table:table-cell>
          <table:table-cell office:value-type="string" calcext:value-type="string">
            <text:p>[8.492695,,8.492695,,8.492695,,8.426184,,8.378811,,7.934799,,7.8910503</text:p>
            <text:p>,7.8910503,7.429146,,7.581412,,7.581412,,7.7242107,7.7242107,7.7342153</text:p>
            <text:p>,7.714546,,7.714546,,7.714546,,7.714546,,7.714546,,7.714546,,7.714546</text:p>
            <text:p>,7.714546,,7.714546,,7.714546,,7.714546,,7.9320455,8.522009,,8.439129</text:p>
            <text:p>,8.439129,,8.157114,]</text:p>
          </table:table-cell>
        </table:table-row>
        <table:table-row table:style-name="ro3">
          <table:table-cell office:value-type="string" calcext:value-type="string">
            <text:p>12:15:00</text:p>
          </table:table-cell>
          <table:table-cell office:value-type="string" calcext:value-type="string">
            <text:p>[9.0, 9.0, 9.0, 9.0, 9.0, 9.0, 9.0, 9.0, 9.0, 9.0, 9.0, 9.0, 9.0, 9.0, 9.0, 9.0, 9.0, 9.0, 9.0, 9.0, 9.0, 9.0, 9.0, 9.0, 9.0, 9.0, 9.0, 9.0, 9.0, 9.0]</text:p>
          </table:table-cell>
          <table:table-cell office:value-type="string" calcext:value-type="string">
            <text:p>[8.408366,,8.408366,,8.408366,,8.408366,,8.408366,,8.408366,,8.408366</text:p>
            <text:p>,8.408366,,8.408366,,8.408366,,8.408366,,8.144644,,7.4008136,7.4008136</text:p>
            <text:p>,5.3797054,5.3797054,5.3797054,5.3423667,4.325468,,4.325468,,4.325468</text:p>
            <text:p>,4.325468,,4.0801697,3.1287527,1.7493161,1.7493161,1.7493161,1.7493161</text:p>
            <text:p>,1.740729,,1.740729,]</text:p>
          </table:table-cell>
        </table:table-row>
        <table:table-row table:style-name="ro3">
          <table:table-cell office:value-type="string" calcext:value-type="string">
            <text:p>12:30:00</text:p>
          </table:table-cell>
          <table:table-cell office:value-type="string" calcext:value-type="string">
            <text:p>[7.0, 6.0, 6.0, 6.0, 6.0, 6.0, 6.0, 6.0, 6.0, 6.0, 6.0, 6.0, 6.0, 6.0, 6.0, 6.0, 6.0, 6.0, 7.0, 7.0, 7.0, 7.0, 7.0, 7.0, 7.0, 7.0, 7.0, 7.0, 7.0, 7.0]</text:p>
          </table:table-cell>
          <table:table-cell office:value-type="string" calcext:value-type="string">
            <text:p>[7.3563924,6.3709526,6.2980576,5.527141,,5.527141,,5.527141,,5.527141</text:p>
            <text:p>,5.527141,,5.527141,,4.3381987,4.3381987,4.3381987,4.3381987,4.3381987</text:p>
            <text:p>,4.3381987,4.3381987,4.3381987,4.3381987,4.0720797,4.0720797,4.0720797</text:p>
            <text:p>,4.0720797,4.0720797,3.9124222,3.9124222,3.9124222,2.8420827,2.8420827</text:p>
            <text:p>,2.8420827,4.399293,]</text:p>
          </table:table-cell>
        </table:table-row>
        <table:table-row table:style-name="ro3">
          <table:table-cell office:value-type="string" calcext:value-type="string">
            <text:p>12:45:00</text:p>
          </table:table-cell>
          <table:table-cell office:value-type="string" calcext:value-type="string">
            <text:p>[3.0, 3.0, 2.0, 2.0, 2.0, 2.0, 3.0, 3.0, 3.0, 3.0, 3.0, 3.0, 3.0, 3.0, 3.0, 3.0, 3.0, 3.0, 3.0, 3.0, 3.0, 3.0, 3.0, 3.0, 3.0, 3.0, 3.0, 3.0, 3.0, 3.0]</text:p>
          </table:table-cell>
          <table:table-cell office:value-type="string" calcext:value-type="string">
            <text:p>[3.594202,,3.594202,,3.594202,,3.594202,,3.594202,,3.594202,,3.594202</text:p>
            <text:p>,3.594202,,3.594202,,3.594202,,3.594202,,3.594202,,3.51101,,,3.51101</text:p>
            <text:p>,6.749957,,6.749957,,6.7957187,6.7957187,6.7957187,6.7957187,6.7957187</text:p>
            <text:p>,6.7957187,6.9572864,7.510225,,7.510225,,7.510225,,7.510225,,7.510225</text:p>
            <text:p>,7.510225,,7.510225,]</text:p>
          </table:table-cell>
        </table:table-row>
        <table:table-row table:style-name="ro3">
          <table:table-cell office:value-type="string" calcext:value-type="string">
            <text:p>13:00:00</text:p>
          </table:table-cell>
          <table:table-cell office:value-type="string" calcext:value-type="string">
            <text:p>[1.0, 1.0, 1.0, 1.0, 1.0, 1.0, 1.0, 1.0, 1.0, 1.0, 1.0, 1.0, 1.0, 2.0, 2.0, 2.0, 2.0, 2.0, 2.0, 2.0, 2.0, 2.0, 2.0, 2.0, 2.0, 2.0, 2.0, 2.0, 2.0, 2.0]</text:p>
          </table:table-cell>
          <table:table-cell office:value-type="string" calcext:value-type="string">
            <text:p>[1.4261539,1.4261539,1.4261539,1.5305743,1.6618811,1.6618811,1.6618811</text:p>
            <text:p>,1.8850241,1.8995986,1.8995986,1.8995986,1.8995986,1.8995986,1.8995986</text:p>
            <text:p>,1.8995986,1.8995986,1.8995986,1.8995986,1.8945079,1.8945079,1.6934736</text:p>
            <text:p>,1.6780238,1.6624014,1.6624014,1.7084649,1.7084649,1.7084649,1.7084649</text:p>
            <text:p>,1.7084649,1.7084649]</text:p>
          </table:table-cell>
        </table:table-row>
        <table:table-row table:style-name="ro3">
          <table:table-cell office:value-type="string" calcext:value-type="string">
            <text:p>13:15:00</text:p>
          </table:table-cell>
          <table:table-cell office:value-type="string" calcext:value-type="string">
            <text:p>[1.0, 1.0, 1.0, 1.0, 1.0, 1.0, 1.0, 1.0, 1.0, 2.0, 2.0, 2.0, 2.0, 2.0, 2.0, 2.0, 2.0, 2.0, 2.0, 2.0, 2.0, 2.0, 2.0, 2.0, 2.0, 2.0, 2.0, 2.0, 2.0, 2.0]</text:p>
          </table:table-cell>
          <table:table-cell office:value-type="string" calcext:value-type="string">
            <text:p>[1.4765974,1.4765974,1.4765974,1.4765974,1.4765974,1.4765974,1.4765974</text:p>
            <text:p>,1.4765974,1.4765974,1.5606638,1.5606638,1.5606638,1.5606638,1.5606638</text:p>
            <text:p>,1.5606638,1.5606638,1.5606638,1.5606638,1.5606638,1.5606638,1.5606638</text:p>
            <text:p>,1.6175531,1.6175531,1.6175531,1.6175531,1.6175531,1.7145506,1.7145506</text:p>
            <text:p>,1.7145506,1.7145506]</text:p>
          </table:table-cell>
        </table:table-row>
        <table:table-row table:style-name="ro3">
          <table:table-cell office:value-type="string" calcext:value-type="string">
            <text:p>13:30:00</text:p>
          </table:table-cell>
          <table:table-cell office:value-type="string" calcext:value-type="string">
            <text:p>[2.0, 2.0, 2.0, 2.0, 2.0, 2.0, 2.0, 2.0, 2.0, 2.0, 2.0, 2.0, 2.0, 2.0, 2.0, 3.0, 3.0, 3.0, 3.0, 3.0, 3.0, 3.0, 3.0, 3.0, 3.0, 3.0, 3.0, 3.0, 3.0, 3.0]</text:p>
          </table:table-cell>
          <table:table-cell office:value-type="string" calcext:value-type="string">
            <text:p>[1.7335135,1.7335135,1.7335135,1.7654287,1.7654287,1.7654287,1.7654287</text:p>
            <text:p>,1.7654287,1.7654287,1.7654287,1.7654287,1.7654287,1.9066907,1.9310324</text:p>
            <text:p>,1.9310324,1.9310324,1.9959128,1.9959128,1.9959128,2.06537,,,2.06537</text:p>
            <text:p>,2.0166392,2.0078297,2.0078297,2.0078297,2.0078297,2.0078297,2.0078297</text:p>
            <text:p>,2.0078297,2.220522,]</text:p>
          </table:table-cell>
        </table:table-row>
        <table:table-row table:style-name="ro3">
          <table:table-cell office:value-type="string" calcext:value-type="string">
            <text:p>13:45:00</text:p>
          </table:table-cell>
          <table:table-cell office:value-type="string" calcext:value-type="string">
            <text:p>[12.0, 12.0, 12.0, 12.0, 13.0, 13.0, 12.0, 12.0, 12.0, 12.0, 12.0, 12.0, 12.0, 12.0, 12.0, 12.0, 12.0, 12.0, 12.0, 12.0, 12.0, 12.0, 12.0, 12.0, 12.0, 12.0, 12.0, 12.0, 12.0, 12.0]</text:p>
          </table:table-cell>
          <table:table-cell office:value-type="string" calcext:value-type="string">
            <text:p>[11.423904,11.423904,11.358514,11.358514,11.358514,11.343572,11.343572</text:p>
            <text:p>,11.320218,11.320218,11.320218,11.320218,11.320218,11.320218,11.320218</text:p>
            <text:p>,12.715119,12.715119,12.93587,,12.93587,,12.93587,,12.93587,,12.867727</text:p>
            <text:p>,12.867727,12.867727,12.867727,12.867727,12.905,,,,12.826443,12.826443</text:p>
            <text:p>,12.826443,12.826443]</text:p>
          </table:table-cell>
        </table:table-row>
        <table:table-row table:style-name="ro3">
          <table:table-cell office:value-type="string" calcext:value-type="string">
            <text:p>14:00:00</text:p>
          </table:table-cell>
          <table:table-cell office:value-type="string" calcext:value-type="string">
            <text:p>[12.0, 12.0, 13.0, 13.0, 13.0, 13.0, 13.0, 13.0, 13.0, 13.0, 13.0, 13.0, 13.0, 13.0, 13.0, 13.0, 13.0, 13.0, 13.0, 13.0, 13.0, 13.0, 13.0, 13.0, 13.0, 13.0, 13.0, 13.0, 13.0, 13.0]</text:p>
          </table:table-cell>
          <table:table-cell office:value-type="string" calcext:value-type="string">
            <text:p>[13.136201,13.918738,13.918738,13.918738,13.918738,13.918738,13.918738</text:p>
            <text:p>,14.219731,14.219731,14.219731,14.438342,14.870652,14.870652,15.15939</text:p>
            <text:p>,15.15939,,15.15939,,15.15939,,15.15939,,15.238631,15.238631,15.238631</text:p>
            <text:p>,15.238631,15.238631,15.238631,15.238631,15.24178,,15.160707,15.160707</text:p>
            <text:p>,15.160707,15.160707]</text:p>
          </table:table-cell>
        </table:table-row>
        <table:table-row table:style-name="ro3">
          <table:table-cell office:value-type="string" calcext:value-type="string">
            <text:p>14:15:00</text:p>
          </table:table-cell>
          <table:table-cell office:value-type="string" calcext:value-type="string">
            <text:p>[9.0, 9.0, 9.0, 9.0, 9.0, 9.0, 9.0, 9.0, 9.0, 9.0, 9.0, 9.0, 9.0, 9.0, 9.0, 9.0, 9.0, 9.0, 9.0, 9.0, 9.0, 9.0, 9.0, 9.0, 9.0, 9.0, 9.0, 9.0, 9.0, 9.0]</text:p>
          </table:table-cell>
          <table:table-cell office:value-type="string" calcext:value-type="string">
            <text:p>[11.65082,,11.917801,11.917801,11.917801,11.917801,11.917801,11.917801</text:p>
            <text:p>,11.917801,11.857635,11.857635,11.62395,,11.62395,,11.62395,,11.62395</text:p>
            <text:p>,11.62395,,11.62395,,11.094692,11.094692,11.094692,11.094692,11.094692</text:p>
            <text:p>,11.094692,11.094692,11.094692,11.312735,11.330253,11.330253,11.330253</text:p>
            <text:p>,11.330253,11.330253]</text:p>
          </table:table-cell>
        </table:table-row>
        <table:table-row table:style-name="ro3">
          <table:table-cell office:value-type="string" calcext:value-type="string">
            <text:p>14:30:00</text:p>
          </table:table-cell>
          <table:table-cell office:value-type="string" calcext:value-type="string">
            <text:p>[11.0, 12.0, 12.0, 12.0, 12.0, 12.0, 12.0, 12.0, 12.0, 12.0, 12.0, 12.0, 12.0, 12.0, 12.0, 12.0, 12.0, 12.0, 12.0, 12.0, 12.0, 12.0, 12.0, 12.0, 12.0, 12.0, 12.0, 12.0, 12.0, 12.0]</text:p>
          </table:table-cell>
          <table:table-cell office:value-type="string" calcext:value-type="string">
            <text:p>[10.973631,10.880696,10.880696,10.880696,10.880696,10.880696,10.880696</text:p>
            <text:p>,10.880696,10.880696,10.801802,10.801802,10.801802,10.801802,10.801802</text:p>
            <text:p>,10.801802,10.801802,10.922154,10.926948,10.930108,10.930108,10.930108</text:p>
            <text:p>,10.930108,10.930108,10.930108,10.930108,10.930108,10.930108,10.930108</text:p>
            <text:p>,10.930108,10.517728]</text:p>
          </table:table-cell>
        </table:table-row>
        <table:table-row table:style-name="ro3">
          <table:table-cell office:value-type="string" calcext:value-type="string">
            <text:p>14:45:00</text:p>
          </table:table-cell>
          <table:table-cell office:value-type="string" calcext:value-type="string">
            <text:p>[12.0, 12.0, 12.0, 12.0, 12.0, 12.0, 12.0, 12.0, 12.0, 12.0, 12.0, 12.0, 12.0, 12.0, 12.0, 12.0, 12.0, 12.0, 12.0, 12.0, 12.0, 12.0, 12.0, 12.0, 12.0, 12.0, 12.0, 12.0, 12.0, 12.0]</text:p>
          </table:table-cell>
          <table:table-cell office:value-type="string" calcext:value-type="string">
            <text:p>[11.408628,11.408628,11.408628,11.408628,11.408628,11.408628,11.408628</text:p>
            <text:p>,11.408628,11.408628,11.408628,11.408628,11.408628,11.408628,11.408628</text:p>
            <text:p>,,8.820542,,8.820542,,8.820542,,8.820542,,8.820542,,8.820542,,8.915263</text:p>
            <text:p>,,8.915263,,8.915263,,8.915263,,8.915263,,8.915263,,8.915263,,8.915263</text:p>
            <text:p>,,8.915263,,8.915263]</text:p>
          </table:table-cell>
        </table:table-row>
        <table:table-row table:style-name="ro3">
          <table:table-cell office:value-type="string" calcext:value-type="string">
            <text:p>15:00:00</text:p>
          </table:table-cell>
          <table:table-cell office:value-type="string" calcext:value-type="string">
            <text:p>[15.0, 16.0, 17.0, 17.0, 17.0, 17.0, 17.0, 17.0, 17.0, 16.0, 16.0, 16.0, 16.0, 16.0, 16.0, 16.0, 16.0, 16.0, 16.0, 16.0, 16.0, 16.0, 16.0, 16.0, 16.0, 16.0, 16.0, 16.0, 16.0, 16.0]</text:p>
          </table:table-cell>
          <table:table-cell office:value-type="string" calcext:value-type="string">
            <text:p>[11.502982,11.502982,11.502982,11.502982,11.502982,11.502982,11.502982</text:p>
            <text:p>,11.502982,11.42495,,11.42495,,11.42495,,10.744722,10.744722,10.603587</text:p>
            <text:p>,10.603587,10.603587,10.603587,10.603587,10.603587,10.603587,10.603587</text:p>
            <text:p>,10.603587,11.057701,11.057701,,9.677826,,9.677826,,9.677826,,9.677826</text:p>
            <text:p>,,9.677826,,9.677826]</text:p>
          </table:table-cell>
        </table:table-row>
        <table:table-row table:style-name="ro3">
          <table:table-cell office:value-type="string" calcext:value-type="string">
            <text:p>15:15:00</text:p>
          </table:table-cell>
          <table:table-cell office:value-type="string" calcext:value-type="string">
            <text:p>[15.0, 15.0, 15.0, 15.0, 15.0, 15.0, 15.0, 15.0, 15.0, 15.0, 15.0, 15.0, 15.0, 15.0, 15.0, 15.0, 15.0, 15.0, 15.0, 15.0, 15.0, 15.0, 15.0, 15.0, 15.0, 15.0, 15.0, 15.0, 15.0, 15.0]</text:p>
          </table:table-cell>
          <table:table-cell office:value-type="string" calcext:value-type="string">
            <text:p>[14.417265,14.353429,14.353429,14.353429,14.353429,14.353429,14.307671</text:p>
            <text:p>,14.307671,14.307671,14.307671,14.307671,14.307671,14.307671,14.307671</text:p>
            <text:p>,14.307671,14.307671,14.307671,14.307671,14.307671,14.307671,14.307671</text:p>
            <text:p>,14.307671,14.307671,14.307671,14.307671,14.307671,14.307671,14.307671</text:p>
            <text:p>,14.307671,14.307671]</text:p>
          </table:table-cell>
        </table:table-row>
        <table:table-row table:style-name="ro3">
          <table:table-cell office:value-type="string" calcext:value-type="string">
            <text:p>15:30:00</text:p>
          </table:table-cell>
          <table:table-cell office:value-type="string" calcext:value-type="string">
            <text:p>[15.0, 15.0, 15.0, 15.0, 15.0, 15.0, 15.0, 15.0, 15.0, 15.0, 15.0, 15.0, 15.0, 15.0, 15.0, 15.0, 15.0, 15.0, 15.0, 15.0, 15.0, 15.0, 15.0, 15.0, 15.0, 15.0, 15.0, 15.0, 15.0, 15.0]</text:p>
          </table:table-cell>
          <table:table-cell office:value-type="string" calcext:value-type="string">
            <text:p>[14.932865,,14.9237995,14.9237995,14.9237995,14.9237995,14.9237995</text:p>
            <text:p>,14.9237995,14.9237995,14.9237995,14.9237995,14.9237995,14.9237995</text:p>
            <text:p>,14.9237995,14.9237995,14.9237995,14.9237995,14.9237995,14.9237995</text:p>
            <text:p>,14.844873,,14.844873,,14.844873,,14.844873,,14.844873,,14.802879</text:p>
            <text:p>,14.765842,,14.765842,,14.765842,,14.765842,,14.765842,,14.87557,,]</text:p>
          </table:table-cell>
        </table:table-row>
        <table:table-row table:style-name="ro3">
          <table:table-cell office:value-type="string" calcext:value-type="string">
            <text:p>15:45:00</text:p>
          </table:table-cell>
          <table:table-cell office:value-type="string" calcext:value-type="string">
            <text:p>[14.0, 14.0, 14.0, 14.0, 14.0, 14.0, 14.0, 14.0, 14.0, 14.0, 14.0, 14.0, 14.0, 14.0, 14.0, 14.0, 14.0, 14.0, 14.0, 14.0, 14.0, 14.0, 14.0, 14.0, 14.0, 14.0, 14.0, 14.0, 14.0, 14.0]</text:p>
          </table:table-cell>
          <table:table-cell office:value-type="string" calcext:value-type="string">
            <text:p>[13.723956,13.883542,13.883542,13.883542,13.883542,13.883542,13.883542</text:p>
            <text:p>,13.883542,13.883542,13.883542,13.874965,13.874965,13.919195,13.919195</text:p>
            <text:p>,13.929001,13.696033,13.696033,13.696033,13.696033,13.696033,13.696033</text:p>
            <text:p>,13.696033,13.696033,13.696033,13.696033,13.696033,14.109111,14.109111</text:p>
            <text:p>,14.382533,14.382533]</text:p>
          </table:table-cell>
        </table:table-row>
        <table:table-row table:style-name="ro3">
          <table:table-cell office:value-type="string" calcext:value-type="string">
            <text:p>16:00:00</text:p>
          </table:table-cell>
          <table:table-cell office:value-type="string" calcext:value-type="string">
            <text:p>[12.0, 12.0, 12.0, 11.0, 11.0, 11.0, 11.0, 11.0, 11.0, 11.0, 11.0, 11.0, 11.0, 11.0, 11.0, 11.0, 11.0, 11.0, 11.0, 11.0, 11.0, 11.0, 11.0, 11.0, 11.0, 11.0, 11.0, 11.0, 11.0, 11.0]</text:p>
          </table:table-cell>
          <table:table-cell office:value-type="string" calcext:value-type="string">
            <text:p>[13.530525,13.530525,13.530525,13.530525,13.530525,13.530525,13.530525</text:p>
            <text:p>,13.530525,13.530525,13.530525,13.530525,13.659271,13.659271,13.659271</text:p>
            <text:p>,13.659271,13.659271,13.659271,13.659271,13.730313,13.754303,13.754303</text:p>
            <text:p>,13.837343,13.837343,13.837343,13.837343,13.837343,13.837343,13.837343</text:p>
            <text:p>,13.837343,13.837343]</text:p>
          </table:table-cell>
        </table:table-row>
        <table:table-row table:style-name="ro3">
          <table:table-cell office:value-type="string" calcext:value-type="string">
            <text:p>16:15:00</text:p>
          </table:table-cell>
          <table:table-cell office:value-type="string" calcext:value-type="string">
            <text:p>[11.0, 11.0, 11.0, 11.0, 11.0, 10.0, 10.0, 10.0, 10.0, 10.0, 10.0, 10.0, 10.0, 10.0, 10.0, 10.0, 10.0, 10.0, 10.0, 10.0, 10.0, 10.0, 10.0, 10.0, 10.0, 10.0, 10.0, 10.0, 10.0, 10.0]</text:p>
          </table:table-cell>
          <table:table-cell office:value-type="string" calcext:value-type="string">
            <text:p>[12.035743,12.035743,12.035743,12.112076,12.112076,12.112076,12.178967</text:p>
            <text:p>,12.178967,12.178967,12.178967,12.178967,12.178967,12.178967,12.178967</text:p>
            <text:p>,12.178967,12.178967,12.178967,12.178967,12.178967,12.178967,12.178967</text:p>
            <text:p>,12.178967,12.178967,12.178967,12.178967,12.178967,12.178967,12.178967</text:p>
            <text:p>,12.178967,12.178967]</text:p>
          </table:table-cell>
        </table:table-row>
        <table:table-row table:style-name="ro3">
          <table:table-cell office:value-type="string" calcext:value-type="string">
            <text:p>16:30:00</text:p>
          </table:table-cell>
          <table:table-cell office:value-type="string" calcext:value-type="string">
            <text:p>[10.0, 10.0, 10.0, 10.0, 9.0, 9.0, 9.0, 9.0, 9.0, 9.0, 9.0, 9.0, 9.0, 9.0, 9.0, 9.0, 9.0, 9.0, 9.0, 9.0, 9.0, 9.0, 9.0, 9.0, 9.0, 9.0, 9.0, 9.0, 9.0, 9.0]</text:p>
          </table:table-cell>
          <table:table-cell office:value-type="string" calcext:value-type="string">
            <text:p>[11.105997,11.105997,11.105997,11.105997,11.105997,11.105997,11.105997</text:p>
            <text:p>,11.105997,11.105997,11.140796,11.140796,11.140796,11.140796,11.140796</text:p>
            <text:p>,11.281571,11.281571,11.281571,11.553683,11.553683,11.553683,11.553683</text:p>
            <text:p>,11.691041,11.79537,,11.79537,,11.79537,,11.79537,,11.79537,,11.79537</text:p>
            <text:p>,11.79537,,11.989048]</text:p>
          </table:table-cell>
        </table:table-row>
        <table:table-row table:style-name="ro3">
          <table:table-cell office:value-type="string" calcext:value-type="string">
            <text:p>16:45:00</text:p>
          </table:table-cell>
          <table:table-cell office:value-type="string" calcext:value-type="string">
            <text:p>[12.0, 12.0, 12.0, 12.0, 12.0, 12.0, 12.0, 12.0, 12.0, 12.0, 12.0, 12.0, 12.0, 12.0, 12.0, 12.0, 12.0, 12.0, 12.0, 12.0, 12.0, 12.0, 12.0, 12.0, 12.0, 12.0, 12.0, 12.0, 12.0, 12.0]</text:p>
          </table:table-cell>
          <table:table-cell office:value-type="string" calcext:value-type="string">
            <text:p>[11.198523,11.198523,11.198523,11.198523,11.198523,11.198523,11.198523</text:p>
            <text:p>,11.198523,11.198523,11.198523,11.198523,11.198523,11.198523,11.198523</text:p>
            <text:p>,10.864527,10.864527,10.864527,10.864527,10.987921,11.044506,11.044506</text:p>
            <text:p>,11.044506,11.044506,11.044506,11.044506,11.044506,11.044506,11.044506</text:p>
            <text:p>,11.044506,11.044506]</text:p>
          </table:table-cell>
        </table:table-row>
        <table:table-row table:style-name="ro3">
          <table:table-cell office:value-type="string" calcext:value-type="string">
            <text:p>17:00:00</text:p>
          </table:table-cell>
          <table:table-cell office:value-type="string" calcext:value-type="string">
            <text:p>[11.0, 11.0, 11.0, 11.0, 11.0, 11.0, 11.0, 11.0, 11.0, 11.0, 11.0, 11.0, 11.0, 11.0, 11.0, 11.0, 11.0, 11.0, 11.0, 11.0, 11.0, 11.0, 11.0, 11.0, 11.0, 11.0, 11.0, 11.0, 11.0, 11.0]</text:p>
          </table:table-cell>
          <table:table-cell office:value-type="string" calcext:value-type="string">
            <text:p>[10.454827,10.454827,10.323074,10.323074,10.323074,10.187905,10.262807</text:p>
            <text:p>,10.262807,10.262807,10.262807,10.260904,10.260904,10.260904,10.129469</text:p>
            <text:p>,10.129469,10.129469,,8.731062,,8.731062,,8.731062,,8.731062,,8.731062</text:p>
            <text:p>,,8.731062,,8.731062,,8.99185,,,9.083432,,9.083432,,9.083432,,9.083432</text:p>
            <text:p>,,9.083432,,9.083432]</text:p>
          </table:table-cell>
        </table:table-row>
        <table:table-row table:style-name="ro3">
          <table:table-cell office:value-type="string" calcext:value-type="string">
            <text:p>17:15:00</text:p>
          </table:table-cell>
          <table:table-cell office:value-type="string" calcext:value-type="string">
            <text:p>[11.0, 11.0, 11.0, 11.0, 11.0, 11.0, 11.0, 11.0, 11.0, 11.0, 11.0, 11.0, 11.0, 11.0, 11.0, 11.0, 11.0, 11.0, 11.0, 11.0, 11.0, 11.0, 11.0, 11.0, 11.0, 11.0, 11.0, 11.0, 11.0, 11.0]</text:p>
          </table:table-cell>
          <table:table-cell office:value-type="string" calcext:value-type="string">
            <text:p>[11.385529,11.385529,11.42285,,11.42285,,11.292985,11.292985,11.292985</text:p>
            <text:p>,11.292985,11.323517,11.281385,11.281385,11.281385,11.004933,11.004933</text:p>
            <text:p>,11.004933,11.004933,11.004933,11.004933,10.986885,10.986885,10.903884</text:p>
            <text:p>,10.903884,10.903884,11.156011,11.156011,11.156011,11.156011,11.156011</text:p>
            <text:p>,11.292195,11.292195]</text:p>
          </table:table-cell>
        </table:table-row>
        <table:table-row table:style-name="ro3">
          <table:table-cell office:value-type="string" calcext:value-type="string">
            <text:p>17:30:00</text:p>
          </table:table-cell>
          <table:table-cell office:value-type="string" calcext:value-type="string">
            <text:p>[10.0, 10.0, 10.0, 11.0, 11.0, 11.0, 11.0, 10.0, 10.0, 10.0, 10.0, 10.0, 10.0, 11.0, 11.0, 11.0, 11.0, 11.0, 11.0, 11.0, 11.0, 11.0, 11.0, 11.0, 11.0, 11.0, 11.0, 11.0, 11.0, 11.0]</text:p>
          </table:table-cell>
          <table:table-cell office:value-type="string" calcext:value-type="string">
            <text:p>[11.103897,,11.103897,,11.103897,,11.103897,,11.103897,,11.103897</text:p>
            <text:p>,11.103897,,11.103897,,11.103897,,11.103897,,11.103897,,11.103897</text:p>
            <text:p>,11.103897,,11.103897,,11.174244,,11.174244,,11.174244,,11.174244</text:p>
            <text:p>,11.174244,,11.174244,,11.174244,,11.174244,,11.174244,,11.174244</text:p>
            <text:p>,10.9983835,10.4243355,10.4243355,10.4243355,10.4243355,10.80366,,]</text:p>
          </table:table-cell>
        </table:table-row>
        <table:table-row table:style-name="ro3">
          <table:table-cell office:value-type="string" calcext:value-type="string">
            <text:p>17:45:00</text:p>
          </table:table-cell>
          <table:table-cell office:value-type="string" calcext:value-type="string">
            <text:p>[6.0, 6.0, 6.0, 6.0, 6.0, 6.0, 6.0, 6.0, 6.0, 6.0, 6.0, 6.0, 6.0, 6.0, 6.0, 6.0, 6.0, 6.0, 6.0, 6.0, 6.0, 6.0, 6.0, 6.0, 6.0, 6.0, 6.0, 6.0, 6.0, 6.0]</text:p>
          </table:table-cell>
          <table:table-cell office:value-type="string" calcext:value-type="string">
            <text:p>[,7.2968693,,7.2968693,,7.2968693,,7.2968693,,7.2968693,,7.2968693</text:p>
            <text:p>,,7.2968693,,7.2968693,,7.2968693,,7.2968693,,7.030154,,,7.030154</text:p>
            <text:p>,,7.030154,,,7.030154,,10.084863,,10.084863,,10.084863,,10.084863</text:p>
            <text:p>,10.084863,,10.084863,,10.084863,,10.084863,,10.084863,,10.084863</text:p>
            <text:p>,10.084863,,10.084863,,10.505505,,10.505505,,10.505505,,10.505505,]</text:p>
          </table:table-cell>
        </table:table-row>
        <table:table-row table:style-name="ro2">
          <table:table-cell office:value-type="string" calcext:value-type="string">
            <text:p>18:00:00</text:p>
          </table:table-cell>
          <table:table-cell office:value-type="string" calcext:value-type="string">
            <text:p>[5.0, 4.0, 4.0, 4.0, 4.0, 4.0, 4.0, 4.0, 4.0, 4.0, 4.0, 4.0, 4.0, 4.0, 4.0, 4.0, 4.0, 4.0, 4.0, 4.0, 4.0, 4.0, 4.0, 4.0, 4.0, 4.0, 4.0, 4.0, 4.0, 4.0]</text:p>
          </table:table-cell>
          <table:table-cell office:value-type="string" calcext:value-type="string">
            <text:p>[5.433532,5.433532,5.450568,5.450568,5.450568,5.450568,5.450568,5.450568</text:p>
            <text:p>,5.450568,5.450568,5.450568,5.450568,5.450568,5.450568,5.570886,5.570886</text:p>
            <text:p>,5.570886,5.570886,5.570886,5.570886,5.690578,5.726164,6.404223,6.404223</text:p>
            <text:p>,6.404223,6.404223,6.404223,6.404223,6.404223,6.404223]</text:p>
          </table:table-cell>
        </table:table-row>
        <table:table-row table:style-name="ro3">
          <table:table-cell office:value-type="string" calcext:value-type="string">
            <text:p>18:15:00</text:p>
          </table:table-cell>
          <table:table-cell office:value-type="string" calcext:value-type="string">
            <text:p>[4.0, 4.0, 4.0, 4.0, 4.0, 4.0, 4.0, 4.0, 4.0, 4.0, 4.0, 4.0, 4.0, 4.0, 4.0, 4.0, 4.0, 4.0, 4.0, 4.0, 4.0, 4.0, 4.0, 4.0, 4.0, 4.0, 4.0, 4.0, 4.0, 4.0]</text:p>
          </table:table-cell>
          <table:table-cell office:value-type="string" calcext:value-type="string">
            <text:p>[4.0921845,4.088189,,4.088189,,4.088189,,4.1734986,4.180047,,4.224881</text:p>
            <text:p>,4.224881,,4.224881,,4.224881,,4.224881,,4.1995726,4.14864,,,4.2246485</text:p>
            <text:p>,4.1739283,4.344554,,4.344554,,4.342314,,4.342314,,4.3605404,4.202958</text:p>
            <text:p>,4.202958,,4.343898,,4.878711,,4.878711,,4.9501452,4.9501452,4.9501452</text:p>
            <text:p>,5.001919,,5.001919,]</text:p>
          </table:table-cell>
        </table:table-row>
        <table:table-row table:style-name="ro3">
          <table:table-cell office:value-type="string" calcext:value-type="string">
            <text:p>18:30:00</text:p>
          </table:table-cell>
          <table:table-cell office:value-type="string" calcext:value-type="string">
            <text:p>[3.0, 2.0, 2.0, 2.0, 2.0, 2.0, 2.0, 2.0, 2.0, 2.0, 2.0, 2.0, 2.0, 3.0, 3.0, 3.0, 3.0, 3.0, 3.0, 3.0, 3.0, 3.0, 3.0, 3.0, 3.0, 3.0, 3.0, 3.0, 3.0, 3.0]</text:p>
          </table:table-cell>
          <table:table-cell office:value-type="string" calcext:value-type="string">
            <text:p>[4.561729,,4.561729,,4.561729,,4.561729,,4.561729,,4.561729,,4.561729</text:p>
            <text:p>,4.561729,,5.3146925,5.3146925,5.3146925,5.3146925,5.3146925,5.3146925</text:p>
            <text:p>,5.3146925,5.3146925,5.3146925,5.3146925,5.3146925,5.3146925,5.3146925</text:p>
            <text:p>,5.3146925,5.3146925,5.3146925,5.3146925,5.3146925,5.3146925,5.3146925</text:p>
            <text:p>,5.3146925,4.776174,]</text:p>
          </table:table-cell>
        </table:table-row>
        <table:table-row table:style-name="ro3">
          <table:table-cell office:value-type="string" calcext:value-type="string">
            <text:p>18:45:00</text:p>
          </table:table-cell>
          <table:table-cell office:value-type="string" calcext:value-type="string">
            <text:p>[8.0, 7.0, 8.0, 8.0, 8.0, 8.0, 8.0, 8.0, 8.0, 8.0, 8.0, 8.0, 8.0, 8.0, 8.0, 8.0, 8.0, 8.0, 8.0, 8.0, 8.0, 8.0, 8.0, 8.0, 8.0, 8.0, 8.0, 8.0, 8.0, 8.0]</text:p>
          </table:table-cell>
          <table:table-cell office:value-type="string" calcext:value-type="string">
            <text:p>[5.762838,,5.762838,,5.762838,,5.762838,,6.0523143,6.0523143,6.1048937</text:p>
            <text:p>,6.1399846,6.1399846,6.1399846,6.1399846,6.1399846,6.1399846,6.1399846</text:p>
            <text:p>,8.470406,,8.470406,,8.470406,,8.612286,,8.612286,,8.661139,,8.718432</text:p>
            <text:p>,8.718432,,8.718432,,8.718432,,8.718432,,8.696194,,8.696194,,8.696194</text:p>
            <text:p>,8.696194,,8.696194,]</text:p>
          </table:table-cell>
        </table:table-row>
        <table:table-row table:style-name="ro3">
          <table:table-cell office:value-type="string" calcext:value-type="string">
            <text:p>19:00:00</text:p>
          </table:table-cell>
          <table:table-cell office:value-type="string" calcext:value-type="string">
            <text:p>[10.0, 10.0, 10.0, 10.0, 10.0, 10.0, 10.0, 10.0, 10.0, 10.0, 10.0, 10.0, 10.0, 10.0, 10.0, 10.0, 10.0, 10.0, 10.0, 10.0, 10.0, 10.0, 10.0, 10.0, 10.0, 10.0, 10.0, 10.0, 10.0, 10.0]</text:p>
          </table:table-cell>
          <table:table-cell office:value-type="string" calcext:value-type="string">
            <text:p>[,9.130031,,,9.130031,,,9.7899685,,9.7899685,,9.7899685,,9.996444</text:p>
            <text:p>,,9.996444,,,9.996444,,,9.996444,,,9.996444,,,9.996444,,,9.996444</text:p>
            <text:p>,,9.996444,,,9.996444,,,9.996444,,10.055518,,10.055518,,10.175557</text:p>
            <text:p>,10.254744,,10.254744,,10.511741,,10.511741,,10.511741,,10.511741</text:p>
            <text:p>,10.511741,,10.305265,,10.283244,,10.283244,,10.283244,,10.07075,,]</text:p>
          </table:table-cell>
        </table:table-row>
        <table:table-row table:style-name="ro3">
          <table:table-cell office:value-type="string" calcext:value-type="string">
            <text:p>19:15:00</text:p>
          </table:table-cell>
          <table:table-cell office:value-type="string" calcext:value-type="string">
            <text:p>[12.0, 13.0, 13.0, 13.0, 13.0, 13.0, 13.0, 13.0, 13.0, 13.0, 13.0, 13.0, 13.0, 13.0, 13.0, 13.0, 13.0, 13.0, 13.0, 13.0, 13.0, 13.0, 13.0, 13.0, 13.0, 13.0, 13.0, 13.0, 13.0, 13.0]</text:p>
          </table:table-cell>
          <table:table-cell office:value-type="string" calcext:value-type="string">
            <text:p>[11.238815,11.238815,11.238815,10.945453,10.945453,10.945453,10.945453</text:p>
            <text:p>,10.945453,10.945453,10.945453,10.945453,10.945453,10.945453,10.945453</text:p>
            <text:p>,10.945453,10.945453,10.945453,10.945453,10.945453,10.945453,10.945453</text:p>
            <text:p>,10.945453,10.945453,10.945453,10.945453,10.945453,10.945453,10.945453</text:p>
            <text:p>,10.945453,10.945453]</text:p>
          </table:table-cell>
        </table:table-row>
        <table:table-row table:style-name="ro3">
          <table:table-cell office:value-type="string" calcext:value-type="string">
            <text:p>19:30:00</text:p>
          </table:table-cell>
          <table:table-cell office:value-type="string" calcext:value-type="string">
            <text:p>[12.0, 12.0, 12.0, 12.0, 12.0, 12.0, 12.0, 12.0, 12.0, 12.0, 12.0, 12.0, 12.0, 12.0, 12.0, 12.0, 12.0, 12.0, 12.0, 12.0, 12.0, 12.0, 12.0, 12.0, 12.0, 12.0, 12.0, 12.0, 12.0, 12.0]</text:p>
          </table:table-cell>
          <table:table-cell office:value-type="string" calcext:value-type="string">
            <text:p>[12.044046,,12.006783,,12.165296,,12.312271,,12.311949,,12.60667</text:p>
            <text:p>,12.720219,,12.720219,,12.720219,,12.720219,,12.720219,,12.71903</text:p>
            <text:p>,12.360091,,12.360091,,12.395912,,12.323335,,12.284009,,12.284009</text:p>
            <text:p>,12.284009,,12.284009,,12.651307,,12.669127,,13.213817,,13.2434635</text:p>
            <text:p>,13.2434635,13.2434635,13.2434635,13.2434635,13.2434635,12.537376,]</text:p>
          </table:table-cell>
        </table:table-row>
        <table:table-row table:style-name="ro3">
          <table:table-cell office:value-type="string" calcext:value-type="string">
            <text:p>19:45:00</text:p>
          </table:table-cell>
          <table:table-cell office:value-type="string" calcext:value-type="string">
            <text:p>[13.0, 13.0, 14.0, 14.0, 14.0, 14.0, 14.0, 14.0, 14.0, 14.0, 14.0, 14.0, 14.0, 14.0, 14.0, 14.0, 14.0, 14.0, 14.0, 14.0, 14.0, 14.0, 14.0, 14.0, 14.0, 14.0, 14.0, 14.0, 14.0, 14.0]</text:p>
          </table:table-cell>
          <table:table-cell office:value-type="string" calcext:value-type="string">
            <text:p>[13.279599,,13.279599,,13.279599,,13.279599,,13.2912855,13.268509</text:p>
            <text:p>,13.237872,,13.261014,,13.261014,,13.261014,,13.261014,,13.261014</text:p>
            <text:p>,13.261014,,13.261014,,13.365345,,13.365345,,13.365345,,13.286299</text:p>
            <text:p>,13.208366,,13.208366,,13.104812,,13.104812,,13.104812,,13.166176</text:p>
            <text:p>,13.324114,,13.324114,,13.324114,,13.324114,,13.324114,,13.324114,]</text:p>
          </table:table-cell>
        </table:table-row>
        <table:table-row table:style-name="ro3">
          <table:table-cell office:value-type="string" calcext:value-type="string">
            <text:p>20:00:00</text:p>
          </table:table-cell>
          <table:table-cell office:value-type="string" calcext:value-type="string">
            <text:p>[13.0, 13.0, 13.0, 13.0, 13.0, 13.0, 13.0, 13.0, 13.0, 13.0, 13.0, 13.0, 13.0, 13.0, 13.0, 13.0, 13.0, 13.0, 13.0, 13.0, 13.0, 13.0, 13.0, 13.0, 13.0, 13.0, 13.0, 13.0, 13.0, 13.0]</text:p>
          </table:table-cell>
          <table:table-cell office:value-type="string" calcext:value-type="string">
            <text:p>[13.290466,,13.290466,,12.9820795,12.976153,,12.976153,,12.76299</text:p>
            <text:p>,12.76299,,,12.179939,,12.741277,,13.007906,,13.007906,,13.007906</text:p>
            <text:p>,13.007906,,13.007906,,13.176815,,13.176815,,13.176815,,13.357613</text:p>
            <text:p>,13.357613,,13.357613,,13.357613,,13.357613,,13.357613,,12.7551365</text:p>
            <text:p>,12.7551365,12.749391,,12.749391,,12.749391,,12.749391,,12.498043,]</text:p>
          </table:table-cell>
        </table:table-row>
        <table:table-row table:style-name="ro3">
          <table:table-cell office:value-type="string" calcext:value-type="string">
            <text:p>20:15:00</text:p>
          </table:table-cell>
          <table:table-cell office:value-type="string" calcext:value-type="string">
            <text:p>[14.0, 14.0, 14.0, 14.0, 14.0, 14.0, 14.0, 14.0, 13.0, 13.0, 13.0, 13.0, 13.0, 13.0, 13.0, 13.0, 13.0, 13.0, 13.0, 13.0, 13.0, 13.0, 13.0, 13.0, 13.0, 13.0, 13.0, 13.0, 13.0, 13.0]</text:p>
          </table:table-cell>
          <table:table-cell office:value-type="string" calcext:value-type="string">
            <text:p>[13.771114,13.771114,13.610626,13.610626,13.610626,13.610626,13.610626</text:p>
            <text:p>,13.610626,13.610626,13.610626,13.610626,13.610626,13.610626,13.610626</text:p>
            <text:p>,13.610626,13.610626,13.610626,13.610626,13.610626,13.610626,13.610626</text:p>
            <text:p>,13.610626,13.610626,13.610626,13.610626,13.628145,13.628145,13.628145</text:p>
            <text:p>,13.628145,13.628145]</text:p>
          </table:table-cell>
        </table:table-row>
        <table:table-row table:style-name="ro3">
          <table:table-cell office:value-type="string" calcext:value-type="string">
            <text:p>20:30:00</text:p>
          </table:table-cell>
          <table:table-cell office:value-type="string" calcext:value-type="string">
            <text:p>[15.0, 15.0, 15.0, 15.0, 15.0, 15.0, 15.0, 15.0, 15.0, 15.0, 15.0, 15.0, 15.0, 15.0, 15.0, 15.0, 15.0, 15.0, 15.0, 15.0, 15.0, 15.0, 15.0, 15.0, 15.0, 15.0, 15.0, 15.0, 15.0, 15.0]</text:p>
          </table:table-cell>
          <table:table-cell office:value-type="string" calcext:value-type="string">
            <text:p>[14.250559,14.250559,14.250559,14.250559,14.250559,14.250559,14.250559</text:p>
            <text:p>,14.250559,14.250559,14.250559,14.250559,14.250559,14.250559,14.250559</text:p>
            <text:p>,14.250559,14.250559,14.250559,14.250559,14.250559,14.250559,14.250559</text:p>
            <text:p>,14.250559,14.250559,14.250559,14.250559,14.250559,14.250559,14.250559</text:p>
            <text:p>,14.250559,13.728882]</text:p>
          </table:table-cell>
        </table:table-row>
        <table:table-row table:style-name="ro3">
          <table:table-cell office:value-type="string" calcext:value-type="string">
            <text:p>20:45:00</text:p>
          </table:table-cell>
          <table:table-cell office:value-type="string" calcext:value-type="string">
            <text:p>[15.0, 15.0, 15.0, 15.0, 15.0, 15.0, 15.0, 15.0, 15.0, 15.0, 15.0, 15.0, 15.0, 15.0, 15.0, 15.0, 15.0, 15.0, 15.0, 15.0, 15.0, 15.0, 15.0, 15.0, 15.0, 15.0, 15.0, 15.0, 15.0, 15.0]</text:p>
          </table:table-cell>
          <table:table-cell office:value-type="string" calcext:value-type="string">
            <text:p>[15.000082,15.000082,15.000082,15.000082,15.000082,15.000082,15.000082</text:p>
            <text:p>,15.000082,15.000082,15.000082,15.000082,15.000082,15.000082,15.000082</text:p>
            <text:p>,14.712081,14.712081,14.712081,14.712081,14.712081,14.712081,14.712081</text:p>
            <text:p>,14.712081,14.712081,14.712081,14.712081,14.712081,14.712081,14.712081</text:p>
            <text:p>,14.770207,14.770207]</text:p>
          </table:table-cell>
        </table:table-row>
        <table:table-row table:style-name="ro3">
          <table:table-cell office:value-type="string" calcext:value-type="string">
            <text:p>21:00:00</text:p>
          </table:table-cell>
          <table:table-cell office:value-type="string" calcext:value-type="string">
            <text:p>[17.0, 17.0, 17.0, 17.0, 17.0, 17.0, 17.0, 17.0, 17.0, 17.0, 17.0, 17.0, 17.0, 17.0, 17.0, 17.0, 17.0, 17.0, 17.0, 17.0, 17.0, 17.0, 17.0, 17.0, 17.0, 17.0, 17.0, 17.0, 17.0, 17.0]</text:p>
          </table:table-cell>
          <table:table-cell office:value-type="string" calcext:value-type="string">
            <text:p>[15.402519,15.402519,15.402519,15.402519,15.402519,15.402519,15.402519</text:p>
            <text:p>,15.402519,15.402519,15.402519,15.402519,15.402519,15.402519,15.402519</text:p>
            <text:p>,15.402519,15.402519,15.402519,15.402519,15.402519,15.402519,15.402519</text:p>
            <text:p>,15.402519,15.402519,15.402519,15.402519,15.402519,15.402519,15.402519</text:p>
            <text:p>,15.402519,15.402519]</text:p>
          </table:table-cell>
        </table:table-row>
        <table:table-row table:style-name="ro3">
          <table:table-cell office:value-type="string" calcext:value-type="string">
            <text:p>21:15:00</text:p>
          </table:table-cell>
          <table:table-cell office:value-type="string" calcext:value-type="string">
            <text:p>[17.0, 17.0, 17.0, 17.0, 17.0, 17.0, 17.0, 17.0, 17.0, 17.0, 17.0, 17.0, 17.0, 17.0, 17.0, 17.0, 17.0, 17.0, 17.0, 17.0, 17.0, 17.0, 17.0, 17.0, 17.0, 17.0, 17.0, 17.0, 17.0, 17.0]</text:p>
          </table:table-cell>
          <table:table-cell office:value-type="string" calcext:value-type="string">
            <text:p>[16.399517,16.399517,16.399517,16.399517,16.399517,16.399517,16.5023</text:p>
            <text:p>,16.5023,,,16.5023,,,16.5023,,,16.490406,16.490406,16.490406,16.490406</text:p>
            <text:p>,16.490406,16.490406,16.490406,16.490406,16.490406,16.490406,16.490406</text:p>
            <text:p>,16.490406,16.490406,16.490406,16.490406,16.490406,16.490406,16.490406</text:p>
            <text:p>,16.490406,16.490406]</text:p>
          </table:table-cell>
        </table:table-row>
        <table:table-row table:style-name="ro3">
          <table:table-cell office:value-type="string" calcext:value-type="string">
            <text:p>21:30:00</text:p>
          </table:table-cell>
          <table:table-cell office:value-type="string" calcext:value-type="string">
            <text:p>[18.0, 18.0, 18.0, 18.0, 18.0, 18.0, 18.0, 18.0, 18.0, 18.0, 18.0, 18.0, 18.0, 18.0, 18.0, 18.0, 18.0, 18.0, 18.0, 18.0, 18.0, 18.0, 18.0, 18.0, 18.0, 18.0, 18.0, 18.0, 18.0, 18.0]</text:p>
          </table:table-cell>
          <table:table-cell office:value-type="string" calcext:value-type="string">
            <text:p>[17.052624,17.052624,17.052624,17.052624,17.052624,17.052624,17.066557</text:p>
            <text:p>,17.066557,16.961266,16.961266,16.961266,16.961266,16.961266,16.961266</text:p>
            <text:p>,16.961266,16.961266,16.961266,16.961266,16.961266,16.961266,16.961266</text:p>
            <text:p>,16.961266,16.961266,16.961266,16.961266,16.961266,16.961266,16.961266</text:p>
            <text:p>,16.961266,16.532484]</text:p>
          </table:table-cell>
        </table:table-row>
        <table:table-row table:style-name="ro3">
          <table:table-cell office:value-type="string" calcext:value-type="string">
            <text:p>21:45:00</text:p>
          </table:table-cell>
          <table:table-cell office:value-type="string" calcext:value-type="string">
            <text:p>[19.0, 19.0, 19.0, 19.0, 19.0, 19.0, 19.0, 19.0, 19.0, 19.0, 19.0, 19.0, 19.0, 19.0, 19.0, 19.0, 19.0, 19.0, 19.0, 19.0, 19.0, 19.0, 19.0, 19.0, 19.0, 19.0, 19.0, 19.0, 19.0, 19.0]</text:p>
          </table:table-cell>
          <table:table-cell office:value-type="string" calcext:value-type="string">
            <text:p>[17.378738,17.378738,17.378738,17.378738,17.378738,17.378738,17.378738</text:p>
            <text:p>,17.378738,17.378738,17.378738,17.378738,17.378738,17.378738,17.378738</text:p>
            <text:p>,17.333216,17.333216,17.333216,17.333216,17.52938,,17.52938,,17.52938</text:p>
            <text:p>,17.52938,,17.52938,,17.52938,,17.52938,,17.52938,,17.52938,,17.52938</text:p>
            <text:p>,17.52938,,17.52938,]</text:p>
          </table:table-cell>
        </table:table-row>
        <table:table-row table:style-name="ro2">
          <table:table-cell office:value-type="string" calcext:value-type="string">
            <text:p>22:00:00</text:p>
          </table:table-cell>
          <table:table-cell office:value-type="string" calcext:value-type="string">
            <text:p>[19.0, 19.0, 19.0, 19.0, 19.0, 19.0, 19.0, 19.0, 19.0, 19.0, 19.0, 19.0, 19.0, 19.0, 19.0, 19.0, 19.0, 19.0, 19.0, 19.0, 19.0, 19.0, 19.0, 19.0, 19.0, 19.0, 19.0, 19.0, 19.0, 19.0]</text:p>
          </table:table-cell>
          <table:table-cell office:value-type="string" calcext:value-type="string">
            <text:p>[18.05737,18.05737,18.05737,18.05737,18.05737,18.05737,18.05737,18.05737</text:p>
            <text:p>,18.05737,18.05737,18.05737,18.05737,18.05737,18.05737,18.05737,18.05737</text:p>
            <text:p>,18.05737,18.05737,18.05737,18.05737,18.05737,18.05737,18.05737,18.05737</text:p>
            <text:p>,18.05737,18.05737,18.05737,18.05737,18.05737,18.05737]</text:p>
          </table:table-cell>
        </table:table-row>
        <table:table-row table:style-name="ro3">
          <table:table-cell office:value-type="string" calcext:value-type="string">
            <text:p>22:15:00</text:p>
          </table:table-cell>
          <table:table-cell office:value-type="string" calcext:value-type="string">
            <text:p>[19.0, 19.0, 19.0, 19.0, 19.0, 19.0, 19.0, 19.0, 19.0, 19.0, 19.0, 19.0, 19.0, 19.0, 19.0, 19.0, 19.0, 19.0, 19.0, 19.0, 19.0, 19.0, 19.0, 19.0, 19.0, 19.0, 19.0, 19.0, 19.0, 19.0]</text:p>
          </table:table-cell>
          <table:table-cell office:value-type="string" calcext:value-type="string">
            <text:p>[18.000214,18.000214,18.000214,18.000214,18.000214,18.000214,18.000214</text:p>
            <text:p>,18.000214,18.000214,18.000214,18.000214,18.000214,18.000214,17.965105</text:p>
            <text:p>,17.965105,17.965105,17.965105,17.965105,17.965105,17.965105,17.965105</text:p>
            <text:p>,17.965105,17.965105,17.965105,17.965105,17.965105,17.965105,17.965105</text:p>
            <text:p>,17.965105,17.965105]</text:p>
          </table:table-cell>
        </table:table-row>
        <table:table-row table:style-name="ro3">
          <table:table-cell office:value-type="string" calcext:value-type="string">
            <text:p>22:30:00</text:p>
          </table:table-cell>
          <table:table-cell office:value-type="string" calcext:value-type="string">
            <text:p>[19.0, 19.0, 19.0, 19.0, 19.0, 19.0, 19.0, 19.0, 19.0, 19.0, 19.0, 19.0, 19.0, 19.0, 19.0, 19.0, 19.0, 19.0, 19.0, 19.0, 19.0, 19.0, 19.0, 19.0, 19.0, 19.0, 19.0, 19.0, 19.0, 19.0]</text:p>
          </table:table-cell>
          <table:table-cell office:value-type="string" calcext:value-type="string">
            <text:p>[18.314548,18.314548,18.314548,18.314548,18.314548,18.314548,18.314548</text:p>
            <text:p>,18.314548,18.314548,18.314548,18.314548,18.314548,18.314548,18.314548</text:p>
            <text:p>,18.314548,18.314548,18.314548,18.314548,18.314548,18.314548,18.314548</text:p>
            <text:p>,18.314548,18.314548,18.314548,18.314548,18.314548,18.314548,18.314548</text:p>
            <text:p>,18.314548,18.281578]</text:p>
          </table:table-cell>
        </table:table-row>
        <table:table-row table:style-name="ro3">
          <table:table-cell office:value-type="string" calcext:value-type="string">
            <text:p>22:45:00</text:p>
          </table:table-cell>
          <table:table-cell office:value-type="string" calcext:value-type="string">
            <text:p>[19.0, 19.0, 19.0, 19.0, 19.0, 19.0, 19.0, 19.0, 19.0, 19.0, 19.0, 19.0, 19.0, 19.0, 19.0, 19.0, 19.0, 19.0, 19.0, 19.0, 19.0, 19.0, 19.0, 19.0, 19.0, 19.0, 19.0, 19.0, 19.0, 19.0]</text:p>
          </table:table-cell>
          <table:table-cell office:value-type="string" calcext:value-type="string">
            <text:p>[18.722239,18.722239,18.722239,18.722239,18.722239,18.722239,18.722239</text:p>
            <text:p>,18.722239,18.722239,18.722239,18.722239,18.722239,18.722239,18.722239</text:p>
            <text:p>,18.485115,18.485115,18.485115,18.485115,18.485115,18.485115,18.485115</text:p>
            <text:p>,18.715824,18.715824,18.715824,18.79611,,18.79611,,18.79611,,18.79611</text:p>
            <text:p>,18.79611,,18.79611,]</text:p>
          </table:table-cell>
        </table:table-row>
        <table:table-row table:style-name="ro3">
          <table:table-cell office:value-type="string" calcext:value-type="string">
            <text:p>23:00:00</text:p>
          </table:table-cell>
          <table:table-cell office:value-type="string" calcext:value-type="string">
            <text:p>[19.0, 19.0, 19.0, 19.0, 19.0, 19.0, 19.0, 19.0, 19.0, 19.0, 19.0, 19.0, 19.0, 19.0, 19.0, 19.0, 19.0, 19.0, 19.0, 19.0, 19.0, 19.0, 19.0, 19.0, 19.0, 19.0, 19.0, 19.0, 19.0, 19.0]</text:p>
          </table:table-cell>
          <table:table-cell office:value-type="string" calcext:value-type="string">
            <text:p>[18.677874,18.677874,18.677874,18.677874,18.677874,18.677874,18.677874</text:p>
            <text:p>,18.677874,18.677874,18.861244,18.861244,18.861244,18.861244,18.861244</text:p>
            <text:p>,18.861244,18.861244,18.861244,18.861244,18.861244,18.861244,18.861244</text:p>
            <text:p>,18.861244,18.861244,18.861244,18.861244,18.861244,18.861244,18.861244</text:p>
            <text:p>,18.861244,18.861244]</text:p>
          </table:table-cell>
        </table:table-row>
        <table:table-row table:style-name="ro3">
          <table:table-cell office:value-type="string" calcext:value-type="string">
            <text:p>23:15:00</text:p>
          </table:table-cell>
          <table:table-cell office:value-type="string" calcext:value-type="string">
            <text:p>[19.0, 19.0, 19.0, 19.0, 19.0, 19.0, 19.0, 19.0, 19.0, 19.0, 19.0, 19.0, 19.0, 19.0, 19.0, 19.0, 19.0, 19.0, 19.0, 19.0, 19.0, 19.0, 19.0, 19.0, 19.0, 19.0, 19.0, 19.0, 19.0, 19.0]</text:p>
          </table:table-cell>
          <table:table-cell office:value-type="string" calcext:value-type="string">
            <text:p>[18.782434,18.782434,18.782434,18.782434,18.782434,18.782434,18.782434</text:p>
            <text:p>,18.782434,18.782434,18.782434,18.782434,18.782434,18.782434,18.782434</text:p>
            <text:p>,18.782434,18.782434,18.782434,18.782434,18.782434,18.782434,18.782434</text:p>
            <text:p>,18.782434,18.782434,18.782434,18.782434,18.782434,18.782434,18.782434</text:p>
            <text:p>,18.782434,18.782434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04T18:47:22.553642516</dc:date>
    <meta:editing-duration>PT4M4S</meta:editing-duration>
    <meta:editing-cycles>2</meta:editing-cycles>
    <meta:generator>LibreOffice/6.3.4.2$Linux_X86_64 LibreOffice_project/30$Build-2</meta:generator>
    <meta:document-statistic meta:table-count="1" meta:cell-count="273" meta:object-count="0"/>
  </office:meta>
</office:document-meta>
</file>